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33e4" officeooo:paragraph-rsid="000833e4"/>
    </style:style>
    <style:style style:name="P2" style:family="paragraph" style:parent-style-name="Text_20_body">
      <style:text-properties officeooo:paragraph-rsid="000833e4"/>
    </style:style>
    <style:style style:name="P3" style:family="paragraph" style:parent-style-name="Text_20_body">
      <style:text-properties officeooo:rsid="000abf65" officeooo:paragraph-rsid="000abf65"/>
    </style:style>
    <style:style style:name="P4" style:family="paragraph" style:parent-style-name="Text_20_body">
      <style:text-properties officeooo:rsid="000abf65" officeooo:paragraph-rsid="000bb143"/>
    </style:style>
    <style:style style:name="P5" style:family="paragraph" style:parent-style-name="Text_20_body">
      <style:text-properties officeooo:paragraph-rsid="000bb143"/>
    </style:style>
    <style:style style:name="P6" style:family="paragraph" style:parent-style-name="Text_20_body">
      <style:text-properties officeooo:rsid="000bb143" officeooo:paragraph-rsid="000bb143"/>
    </style:style>
    <style:style style:name="P7" style:family="paragraph" style:parent-style-name="Text_20_body">
      <style:text-properties officeooo:rsid="000c66b7" officeooo:paragraph-rsid="000c66b7"/>
    </style:style>
    <style:style style:name="P8" style:family="paragraph" style:parent-style-name="Text_20_body">
      <style:text-properties officeooo:rsid="000c66b7" officeooo:paragraph-rsid="000d2bb1"/>
    </style:style>
    <style:style style:name="P9" style:family="paragraph" style:parent-style-name="Text_20_body">
      <style:text-properties officeooo:rsid="000d2bb1" officeooo:paragraph-rsid="000d2bb1"/>
    </style:style>
    <style:style style:name="P10" style:family="paragraph" style:parent-style-name="Text_20_body">
      <style:text-properties officeooo:rsid="000d2bb1" officeooo:paragraph-rsid="004ba811"/>
    </style:style>
    <style:style style:name="P11" style:family="paragraph" style:parent-style-name="Text_20_body">
      <style:text-properties officeooo:rsid="000e78d0" officeooo:paragraph-rsid="000e78d0"/>
    </style:style>
    <style:style style:name="P12" style:family="paragraph" style:parent-style-name="Text_20_body">
      <style:text-properties officeooo:rsid="000f4a0b" officeooo:paragraph-rsid="000f4a0b"/>
    </style:style>
    <style:style style:name="P13" style:family="paragraph" style:parent-style-name="Text_20_body">
      <style:text-properties officeooo:rsid="00105ba2" officeooo:paragraph-rsid="00105ba2"/>
    </style:style>
    <style:style style:name="P14" style:family="paragraph" style:parent-style-name="Text_20_body">
      <style:text-properties officeooo:paragraph-rsid="00105ba2"/>
    </style:style>
    <style:style style:name="P15" style:family="paragraph" style:parent-style-name="Text_20_body">
      <style:text-properties officeooo:rsid="001113a9" officeooo:paragraph-rsid="001113a9"/>
    </style:style>
    <style:style style:name="P16" style:family="paragraph" style:parent-style-name="Text_20_body">
      <style:text-properties officeooo:rsid="001113a9" officeooo:paragraph-rsid="0011bb62"/>
    </style:style>
    <style:style style:name="P17" style:family="paragraph" style:parent-style-name="Text_20_body">
      <style:text-properties officeooo:paragraph-rsid="001113a9"/>
    </style:style>
    <style:style style:name="P18" style:family="paragraph" style:parent-style-name="Text_20_body">
      <style:text-properties officeooo:rsid="0011bb62" officeooo:paragraph-rsid="0011bb62"/>
    </style:style>
    <style:style style:name="P19" style:family="paragraph" style:parent-style-name="Text_20_body">
      <style:text-properties officeooo:rsid="00127bdb" officeooo:paragraph-rsid="00127bdb"/>
    </style:style>
    <style:style style:name="P20" style:family="paragraph" style:parent-style-name="Text_20_body">
      <style:text-properties officeooo:rsid="00127bdb" officeooo:paragraph-rsid="0013a21b"/>
    </style:style>
    <style:style style:name="P21" style:family="paragraph" style:parent-style-name="Text_20_body">
      <style:text-properties officeooo:paragraph-rsid="00127bdb"/>
    </style:style>
    <style:style style:name="P22" style:family="paragraph" style:parent-style-name="Text_20_body">
      <style:text-properties officeooo:paragraph-rsid="0013a21b"/>
    </style:style>
    <style:style style:name="P23" style:family="paragraph" style:parent-style-name="Text_20_body">
      <style:text-properties officeooo:rsid="00159e58" officeooo:paragraph-rsid="00159e58"/>
    </style:style>
    <style:style style:name="P24" style:family="paragraph" style:parent-style-name="Text_20_body">
      <style:text-properties officeooo:rsid="001663e1" officeooo:paragraph-rsid="001663e1"/>
    </style:style>
    <style:style style:name="P25" style:family="paragraph" style:parent-style-name="Text_20_body">
      <style:text-properties officeooo:rsid="0017e1f9" officeooo:paragraph-rsid="0017e1f9"/>
    </style:style>
    <style:style style:name="P26" style:family="paragraph" style:parent-style-name="Text_20_body">
      <style:text-properties officeooo:paragraph-rsid="0017e1f9"/>
    </style:style>
    <style:style style:name="P27" style:family="paragraph" style:parent-style-name="Text_20_body">
      <style:text-properties officeooo:rsid="001b3bfa" officeooo:paragraph-rsid="001b3bfa"/>
    </style:style>
    <style:style style:name="P28" style:family="paragraph" style:parent-style-name="Text_20_body">
      <style:text-properties officeooo:rsid="001b3bfa" officeooo:paragraph-rsid="001c6366"/>
    </style:style>
    <style:style style:name="P29" style:family="paragraph" style:parent-style-name="Text_20_body">
      <style:text-properties officeooo:rsid="001c6366" officeooo:paragraph-rsid="001c6366"/>
    </style:style>
    <style:style style:name="P30" style:family="paragraph" style:parent-style-name="Text_20_body">
      <style:text-properties officeooo:rsid="001e4340" officeooo:paragraph-rsid="001e4340"/>
    </style:style>
    <style:style style:name="P31" style:family="paragraph" style:parent-style-name="Text_20_body">
      <style:text-properties officeooo:paragraph-rsid="001e4340"/>
    </style:style>
    <style:style style:name="P32" style:family="paragraph" style:parent-style-name="Text_20_body">
      <style:text-properties officeooo:rsid="001fef34" officeooo:paragraph-rsid="001fef34"/>
    </style:style>
    <style:style style:name="P33" style:family="paragraph" style:parent-style-name="Text_20_body">
      <style:text-properties officeooo:rsid="0041e66c" officeooo:paragraph-rsid="0041e66c"/>
    </style:style>
    <style:style style:name="P34" style:family="paragraph" style:parent-style-name="Text_20_body">
      <style:text-properties officeooo:paragraph-rsid="0041e66c"/>
    </style:style>
    <style:style style:name="P35" style:family="paragraph" style:parent-style-name="Text_20_body">
      <style:text-properties officeooo:rsid="0042bee4" officeooo:paragraph-rsid="0042bee4"/>
    </style:style>
    <style:style style:name="P36" style:family="paragraph" style:parent-style-name="Text_20_body">
      <style:text-properties officeooo:rsid="004ef103" officeooo:paragraph-rsid="004ef103"/>
    </style:style>
    <style:style style:name="P37" style:family="paragraph" style:parent-style-name="Text_20_body">
      <style:text-properties officeooo:rsid="007c21d3" officeooo:paragraph-rsid="007c21d3"/>
    </style:style>
    <style:style style:name="P38" style:family="paragraph" style:parent-style-name="Text_20_body">
      <style:text-properties officeooo:rsid="007cc38d" officeooo:paragraph-rsid="007cc38d"/>
    </style:style>
    <style:style style:name="P39" style:family="paragraph" style:parent-style-name="Text_20_body">
      <style:text-properties officeooo:rsid="007e483d" officeooo:paragraph-rsid="007e483d"/>
    </style:style>
    <style:style style:name="P40" style:family="paragraph" style:parent-style-name="Text_20_body">
      <style:text-properties officeooo:rsid="00806dde" officeooo:paragraph-rsid="00806dde"/>
    </style:style>
    <style:style style:name="P41" style:family="paragraph" style:parent-style-name="Text_20_body">
      <style:text-properties officeooo:rsid="00806dde" officeooo:paragraph-rsid="0081f75c"/>
    </style:style>
    <style:style style:name="P42" style:family="paragraph" style:parent-style-name="Subtitle">
      <style:text-properties officeooo:rsid="001113a9" officeooo:paragraph-rsid="001113a9"/>
    </style:style>
    <style:style style:name="P43" style:family="paragraph" style:parent-style-name="Text_20_body">
      <style:text-properties officeooo:rsid="0081f75c" officeooo:paragraph-rsid="0081f75c"/>
    </style:style>
    <style:style style:name="P44" style:family="paragraph" style:parent-style-name="Heading_20_1">
      <style:text-properties officeooo:rsid="000833e4" officeooo:paragraph-rsid="000833e4"/>
    </style:style>
    <style:style style:name="P45" style:family="paragraph" style:parent-style-name="Heading_20_1">
      <style:text-properties officeooo:rsid="00105ba2" officeooo:paragraph-rsid="00105ba2"/>
    </style:style>
    <style:style style:name="P46" style:family="paragraph" style:parent-style-name="Heading_20_1">
      <style:text-properties officeooo:rsid="001113a9" officeooo:paragraph-rsid="001113a9"/>
    </style:style>
    <style:style style:name="P47" style:family="paragraph" style:parent-style-name="Heading_20_1">
      <style:text-properties officeooo:rsid="00127bdb" officeooo:paragraph-rsid="00127bdb"/>
    </style:style>
    <style:style style:name="P48" style:family="paragraph" style:parent-style-name="Heading_20_1">
      <style:text-properties officeooo:rsid="0017e1f9" officeooo:paragraph-rsid="0017e1f9"/>
    </style:style>
    <style:style style:name="P49" style:family="paragraph" style:parent-style-name="Heading_20_1">
      <style:text-properties officeooo:rsid="001e4340" officeooo:paragraph-rsid="001e4340"/>
    </style:style>
    <style:style style:name="P50" style:family="paragraph" style:parent-style-name="Heading_20_1">
      <style:text-properties officeooo:rsid="0041e66c" officeooo:paragraph-rsid="0041e66c"/>
    </style:style>
    <style:style style:name="T1" style:family="text">
      <style:text-properties officeooo:rsid="000abf65"/>
    </style:style>
    <style:style style:name="T2" style:family="text">
      <style:text-properties officeooo:rsid="000bb143"/>
    </style:style>
    <style:style style:name="T3" style:family="text">
      <style:text-properties officeooo:rsid="000c66b7"/>
    </style:style>
    <style:style style:name="T4" style:family="text">
      <style:text-properties officeooo:rsid="000d2bb1"/>
    </style:style>
    <style:style style:name="T5" style:family="text">
      <style:text-properties officeooo:rsid="000e78d0"/>
    </style:style>
    <style:style style:name="T6" style:family="text">
      <style:text-properties officeooo:rsid="000f4a0b"/>
    </style:style>
    <style:style style:name="T7" style:family="text">
      <style:text-properties officeooo:rsid="0011bb62"/>
    </style:style>
    <style:style style:name="T8" style:family="text">
      <style:text-properties officeooo:rsid="0013a21b"/>
    </style:style>
    <style:style style:name="T9" style:family="text">
      <style:text-properties officeooo:rsid="00159e58"/>
    </style:style>
    <style:style style:name="T10" style:family="text">
      <style:text-properties officeooo:rsid="001663e1"/>
    </style:style>
    <style:style style:name="T11" style:family="text">
      <style:text-properties officeooo:rsid="0016c48f"/>
    </style:style>
    <style:style style:name="T12" style:family="text">
      <style:text-properties officeooo:rsid="0017e1f9"/>
    </style:style>
    <style:style style:name="T13" style:family="text">
      <style:text-properties officeooo:rsid="001abb65"/>
    </style:style>
    <style:style style:name="T14" style:family="text">
      <style:text-properties officeooo:rsid="001b3bfa"/>
    </style:style>
    <style:style style:name="T15" style:family="text">
      <style:text-properties officeooo:rsid="001c6366"/>
    </style:style>
    <style:style style:name="T16" style:family="text">
      <style:text-properties officeooo:rsid="001f0dcb"/>
    </style:style>
    <style:style style:name="T17" style:family="text">
      <style:text-properties officeooo:rsid="001fef34"/>
    </style:style>
    <style:style style:name="T18" style:family="text">
      <style:text-properties officeooo:rsid="0020f0cc"/>
    </style:style>
    <style:style style:name="T19" style:family="text">
      <style:text-properties officeooo:rsid="00224f0a"/>
    </style:style>
    <style:style style:name="T20" style:family="text">
      <style:text-properties officeooo:rsid="0026093f"/>
    </style:style>
    <style:style style:name="T21" style:family="text">
      <style:text-properties officeooo:rsid="0027477c"/>
    </style:style>
    <style:style style:name="T22" style:family="text">
      <style:text-properties officeooo:rsid="002914e1"/>
    </style:style>
    <style:style style:name="T23" style:family="text">
      <style:text-properties officeooo:rsid="002a3ed4"/>
    </style:style>
    <style:style style:name="T24" style:family="text">
      <style:text-properties officeooo:rsid="002a7664"/>
    </style:style>
    <style:style style:name="T25" style:family="text">
      <style:text-properties officeooo:rsid="002bf3f0"/>
    </style:style>
    <style:style style:name="T26" style:family="text">
      <style:text-properties officeooo:rsid="002c21c0"/>
    </style:style>
    <style:style style:name="T27" style:family="text">
      <style:text-properties officeooo:rsid="002de04d"/>
    </style:style>
    <style:style style:name="T28" style:family="text">
      <style:text-properties officeooo:rsid="002f34e9"/>
    </style:style>
    <style:style style:name="T29" style:family="text">
      <style:text-properties officeooo:rsid="002ffb2c"/>
    </style:style>
    <style:style style:name="T30" style:family="text">
      <style:text-properties officeooo:rsid="0031b9af"/>
    </style:style>
    <style:style style:name="T31" style:family="text">
      <style:text-properties officeooo:rsid="0032f640"/>
    </style:style>
    <style:style style:name="T32" style:family="text">
      <style:text-properties officeooo:rsid="00343707"/>
    </style:style>
    <style:style style:name="T33" style:family="text">
      <style:text-properties officeooo:rsid="003719ef"/>
    </style:style>
    <style:style style:name="T34" style:family="text">
      <style:text-properties officeooo:rsid="00397bf5"/>
    </style:style>
    <style:style style:name="T35" style:family="text">
      <style:text-properties officeooo:rsid="003b5765"/>
    </style:style>
    <style:style style:name="T36" style:family="text">
      <style:text-properties officeooo:rsid="003d3e09"/>
    </style:style>
    <style:style style:name="T37" style:family="text">
      <style:text-properties officeooo:rsid="003f5dac"/>
    </style:style>
    <style:style style:name="T38" style:family="text">
      <style:text-properties officeooo:rsid="0041e66c"/>
    </style:style>
    <style:style style:name="T39" style:family="text">
      <style:text-properties officeooo:rsid="0042bee4"/>
    </style:style>
    <style:style style:name="T40" style:family="text">
      <style:text-properties officeooo:rsid="00434c54"/>
    </style:style>
    <style:style style:name="T41" style:family="text">
      <style:text-properties officeooo:rsid="0043a6f1"/>
    </style:style>
    <style:style style:name="T42" style:family="text">
      <style:text-properties officeooo:rsid="00458e3e"/>
    </style:style>
    <style:style style:name="T43" style:family="text">
      <style:text-properties officeooo:rsid="004715c5"/>
    </style:style>
    <style:style style:name="T44" style:family="text">
      <style:text-properties officeooo:rsid="00487c75"/>
    </style:style>
    <style:style style:name="T45" style:family="text">
      <style:text-properties officeooo:rsid="004a401c"/>
    </style:style>
    <style:style style:name="T46" style:family="text">
      <style:text-properties officeooo:rsid="004b2d50"/>
    </style:style>
    <style:style style:name="T47" style:family="text">
      <style:text-properties officeooo:rsid="004ba811"/>
    </style:style>
    <style:style style:name="T48" style:family="text">
      <style:text-properties officeooo:rsid="004bc8b7"/>
    </style:style>
    <style:style style:name="T49" style:family="text">
      <style:text-properties officeooo:rsid="005066e6"/>
    </style:style>
    <style:style style:name="T50" style:family="text">
      <style:text-properties officeooo:rsid="0051f408"/>
    </style:style>
    <style:style style:name="T51" style:family="text">
      <style:text-properties officeooo:rsid="00533996"/>
    </style:style>
    <style:style style:name="T52" style:family="text">
      <style:text-properties officeooo:rsid="005405f5"/>
    </style:style>
    <style:style style:name="T53" style:family="text">
      <style:text-properties officeooo:rsid="0056541f"/>
    </style:style>
    <style:style style:name="T54" style:family="text">
      <style:text-properties officeooo:rsid="0057d61b"/>
    </style:style>
    <style:style style:name="T55" style:family="text">
      <style:text-properties officeooo:rsid="005acc0e"/>
    </style:style>
    <style:style style:name="T56" style:family="text">
      <style:text-properties officeooo:rsid="005b692b"/>
    </style:style>
    <style:style style:name="T57" style:family="text">
      <style:text-properties officeooo:rsid="005d950a"/>
    </style:style>
    <style:style style:name="T58" style:family="text">
      <style:text-properties officeooo:rsid="005dbc21"/>
    </style:style>
    <style:style style:name="T59" style:family="text">
      <style:text-properties officeooo:rsid="005e9cde"/>
    </style:style>
    <style:style style:name="T60" style:family="text">
      <style:text-properties officeooo:rsid="005ec3ba"/>
    </style:style>
    <style:style style:name="T61" style:family="text">
      <style:text-properties officeooo:rsid="005f3d1a"/>
    </style:style>
    <style:style style:name="T62" style:family="text">
      <style:text-properties officeooo:rsid="0060167f"/>
    </style:style>
    <style:style style:name="T63" style:family="text">
      <style:text-properties officeooo:rsid="00602b45"/>
    </style:style>
    <style:style style:name="T64" style:family="text">
      <style:text-properties officeooo:rsid="006160c8"/>
    </style:style>
    <style:style style:name="T65" style:family="text">
      <style:text-properties officeooo:rsid="0061b9f4"/>
    </style:style>
    <style:style style:name="T66" style:family="text">
      <style:text-properties officeooo:rsid="0062c0dc"/>
    </style:style>
    <style:style style:name="T67" style:family="text">
      <style:text-properties officeooo:rsid="0065bf4b"/>
    </style:style>
    <style:style style:name="T68" style:family="text">
      <style:text-properties officeooo:rsid="00676f1f"/>
    </style:style>
    <style:style style:name="T69" style:family="text">
      <style:text-properties officeooo:rsid="006969f5"/>
    </style:style>
    <style:style style:name="T70" style:family="text">
      <style:text-properties officeooo:rsid="006b54c1"/>
    </style:style>
    <style:style style:name="T71" style:family="text">
      <style:text-properties officeooo:rsid="006f1600"/>
    </style:style>
    <style:style style:name="T72" style:family="text">
      <style:text-properties officeooo:rsid="0075cc52"/>
    </style:style>
    <style:style style:name="T73" style:family="text">
      <style:text-properties officeooo:rsid="007c21d3"/>
    </style:style>
    <style:style style:name="T74" style:family="text">
      <style:text-properties officeooo:rsid="007cc38d"/>
    </style:style>
    <style:style style:name="T75" style:family="text">
      <style:text-properties officeooo:rsid="007e483d"/>
    </style:style>
    <style:style style:name="T76" style:family="text">
      <style:text-properties officeooo:rsid="007fdd69"/>
    </style:style>
    <style:style style:name="T77" style:family="text">
      <style:text-properties officeooo:rsid="0081f75c"/>
    </style:style>
    <style:style style:name="T78" style:family="text">
      <style:text-properties officeooo:rsid="008275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gy lány élete</text:p>
      <text:p text:style-name="Text_20_body"/>
      <text:p text:style-name="Text_20_body"/>
      <text:h text:style-name="P44" text:outline-level="1">1. rész <text:span text:style-name="T3">Egy peches nap</text:span></text:h>
      <text:p text:style-name="P2"/>
      <text:p text:style-name="P2"/>
      <text:p text:style-name="P1"><text:s text:c="2"/>Farkas Tímeának elege lett a világból. <text:s/>A mai napon pechek sorozatát élte meg. Kezdődött a reggellel. Az ébresztőóra elromlott, a mobiltelefon pedig le volt merülve, így egy órával később ébredt fel, mint ahogy kellett volna, hogy pontosan érjen be az iskolába.</text:p>
      <text:p text:style-name="P1"><text:s text:c="3"/>Mivel későn kelt, még reggelizni sem reggelizett, hogy legalább a második órára beérhessen. A fürdésről nem is beszélve. A sminkelést és a fésülködést is letudta öt perc alatt.</text:p>
      <text:p text:style-name="P1"><text:s text:c="3"/>Nővérét és apját már nem találta otthon. Vas Laura néni, a ház szakácsnője állta el az <text:span text:style-name="T18">útját</text:span>:</text:p>
      <text:p text:style-name="P1">– Kisasszony, legalább egy falat mézes kenyeret vigyen magával, majd az úton vagy a buszon megeheti.</text:p>
      <text:p text:style-name="P1">– Hagyjon már az étellel, nincs időm megvárni! – kiáltott rá a szakácsnőre.</text:p>
      <text:p text:style-name="P1">De a szakácsnő sarkára állt:</text:p>
      <text:p text:style-name="P1">– Már bizony ebből a házból éhesen nem léphet ki, ha mégis megteszi, mivel elaludt, akkor legalább vigyen magával egy kis kaját az útra.</text:p>
      <text:p text:style-name="P1"><text:s/>Nem lehetett vele vitatkozni. Soha nem tudott. Sóhajtva várta meg, míg az öreg hölgy megken egy darab kenyeret mézzel, és becsomagolja. Aztán felemel egy becsomagolt dobozt, és azzal együtt adja oda a lánykának:</text:p>
      <text:p text:style-name="P1">– Tessék, itt az ebéded is, kellemes utat, és jó tanulást kisasszony.</text:p>
      <text:p text:style-name="P1"><text:s text:c="2"/>Tímea visszamorgott valami köszönésfélét, majd kirohant a rezidenciából. Dühös volt mindenkire: az apjára, nővérére, a szakácsnőre, a cselédekre, a sofőrökre. Miért nem jutott senkinek eszébe, hogy felköltse.</text:p>
      <text:p text:style-name="P1"><text:s text:c="2"/>Ahogy kiért az udvarra elkiáltotta magát:</text:p>
      <text:p text:style-name="P1"><text:s text:c="2"/>– László, gyere már ide, meddig várjak már rád!</text:p>
      <text:p text:style-name="P1"><text:s text:c="2"/>Hamar meglátott egy felé cammogó alakot. <text:s/>László volt, a 23 éves sofőrje, aki <text:span text:style-name="T19">legalább 5 éve a s</text:span>zemélyes sofőrje. </text:p>
      <text:p text:style-name="P1">– Jó reggelt kisasszony – köszönt László illedelmesen. – Hová vihetem el a kocsival?</text:p>
      <text:p text:style-name="P1">Laura mérgesen felelte:</text:p>
      <text:p text:style-name="P1">– Hát nem magától értetődik, a suliba.</text:p>
      <text:p text:style-name="P1"><text:soft-page-break/>….</text:p>
      <text:p text:style-name="P1"><text:s/>Legalább öt percet kellett várjon míg László előhozta a garázsból a kis piros autót. Talán a második óra elejére még be is ért volna, ha nem lett volna egy hatalmas dugó a sörgyárnál. Legalább egy fél órát kellett várniuk abban a dugóban, mert az utca közepén lerobbant egy <text:span text:style-name="T41">trolibusz. </text:span><text:s/></text:p>
      <text:p text:style-name="P1"><text:s text:c="2"/>Tímea mérgesen ette meg a mézes kenyeret. Nem elég, hogy mosdatlanul, szinte teljesen borzosan, és rosszul sminkelve kell megérkezzen az iskolába, mégsem éri el a második órának a kezdetét. A jó csak annyi volt az egészbe, hogy a kocsiba a reggeli után, kényelmesen kisminkelhette magát László nagy örömére.</text:p>
      <text:p text:style-name="P1"><text:s text:c="3"/>De legalább a második óra felénél végre megérkeztek az iskolához.</text:p>
      <text:p text:style-name="P1">….</text:p>
      <text:p text:style-name="P1"><text:s/>A pech sorozat itt sajnos még nem ért véget. A kapus nem akarta beengedni, mivel nem volt nála a diákigazolványa, amit sietségében elfelejtett bepakolni. Hosszan kellett könyörögnie a kapusnak, hogy most tekintsen el a diákigazolványtól, hiszen ismerik egymást, és késésben van. Sajnos az öreg kapust nem abból a fából faragták, hogy bárkinek kedvére tegyen: </text:p>
      <text:p text:style-name="P1">– A szabály az szabály Tímea, ami még rád is vonatkozik, még akkor is, ha a családod a város leggazdagabb családja, és <text:span text:style-name="T41">ha </text:span>magán sofőröd is van.</text:p>
      <text:p text:style-name="P1">Tímea sírni tudott:</text:p>
      <text:p text:style-name="P1">– Elaludtam, megfeledkeztem a diákigazolványomról – mondta szipogva.</text:p>
      <text:p text:style-name="P1"><text:s/>A zajra az igazgató is kirohant, aki leteremtette mindkettőjüket, hogy ne lármázzanak a folyóson, az osztálytermekben ugyanis óra folyik, de Tímeát jobban leszidta a diákigazolvány miatt, de legalább harminc perc prédikáció után beengedte az iskola épületébe. Tímea sietett, hogy legalább a harmadik órájának a kezdetét elérje. <text:span text:style-name="T1">Szerencséje volt, éppen akkor ért be az osztályterembe, mikor becsengettek.</text:span></text:p>
      <text:p text:style-name="P1">….</text:p>
      <text:p text:style-name="P3"><text:s/>Gyorsan leült a padjába, és előszedte a füzetjeit. Osztálytársai megint úgy tettek, mintha észre se vennék, de hát… Pukkadjanak meg! Csak irigykednek, mivel az ő <text:span text:style-name="T42">apukája</text:span> magában annyira gazdag, hogy apró pénzen felvásárolhatná az osztálytársának szüleit.</text:p>
      <text:p text:style-name="P3"><text:s text:c="2"/>Aztán mégis kapott egy gúnyolódó köszönésfélét „barátnőjétől” Ildikótól:</text:p>
      <text:p text:style-name="P3">– Jaj drágám, már megint elkéstél, pedig sofőr hozott az iskolába? Tudod a matektanár és a történelem tanár beírtak téged hiányzónak a naplóba, ebből igazolatlan lesz, mivel nem vagy beteg. Úgy sajnállak drágám, ez hányadik igazolatlan hiányzásod lesz? Talán a huszadik? Huszonegyedik? Ugye tudod, hogy ha eléred a harmincadik igazolatlan hiányzást, búcsút mondhatsz a magaviseleti jegyednek?</text:p>
      <text:p text:style-name="P3">Tímeát nagyon bosszantotta a „barátnője” hangja. Mi köze ahhoz, hogy hány igazolatlanja van? De azért nem <text:span text:style-name="T43">késett </text:span>visszavágni:</text:p>
      <text:p text:style-name="P3">– Ne félj drágám, nekem csak le fogják vonni a magaviseletemet, de csak akkor, ha összegyűjtök még néhány igazolatlant, de neked szegénykém, már le is vonták, mégpedig hetesre.</text:p>
      <text:p text:style-name="P3"><text:soft-page-break/>…..</text:p>
      <text:p text:style-name="P3">Ennél többet már nem beszélhettek, mert belépett a matek tanár. Ez meg mit keres itt zene órán?! </text:p>
      <text:p text:style-name="P3">– Sziasztok gyerekek – köszönt a tanár a felállt gyerekek hadának.</text:p>
      <text:p text:style-name="P3">– Jó napot kívánunk – kántálták a gyerekek kánonban.</text:p>
      <text:p text:style-name="P3">– Foglaljatok helyet – mondta a tanár, majd végig nézett az osztályon. – A rajz tanártól elkértem az óráját, mert hamarosan itt lesz a képességvizsga, és ott fontos lesz a matematika. Tímea téged nem láttalak az első órán, mi <text:span text:style-name="T44">történt?</text:span></text:p>
      <text:p text:style-name="P3">Tímea szégyenlősen felállt:</text:p>
      <text:p text:style-name="P3">– Elaludtam – felelte halkan. – Elromlott az óra.</text:p>
      <text:p text:style-name="P3">– Ugye tudod, hogy ezt a kifogást tőled már többször is hallottam? – kérdezte a tanár <text:span text:style-name="T45">rászegezve vesébe látó szemeit </text:span>a lánykára. – Az első órára beírlak igazolatlannak. Akkor most olvassunk névsort, hogy ki van jelen a mostani órán…</text:p>
      <text:p text:style-name="P3">….</text:p>
      <text:p text:style-name="P3">– Tímea gyere ki a táblához felelni! – mondta a tanár belenézve a füzetjébe.</text:p>
      <text:p text:style-name="P3"><text:s text:c="2"/>Tímea nagy kedvetlenül kisétált a táblához. A matematika soha nem tartozott a kedvenceihez, és a Szabó Bercit különösen utálta. </text:p>
      <text:p text:style-name="P3">– Na akkor kezdjük – mondta a tanár. – Mi a henger térfogata?</text:p>
      <text:p text:style-name="P3">Tímea elgondolkozott. Tegnap nem volt ideje tanulni, mivel vendégeik voltak, de csak nem lehet ez annyira nehéz.</text:p>
      <text:p text:style-name="P3">– A henger térfogata? – kérdezte. – Rajzoljak fel egy hengert a táblára?</text:p>
      <text:p text:style-name="P3">A tanár sóhajtott: </text:p>
      <text:p text:style-name="P3">– Ha neked így könnyebb, akkor nyugodtan.</text:p>
      <text:p text:style-name="P3">Tímea gyorsan felrajzolt egy hengert, vonalzóval, minél lassabban. Közben erősen gondolkozott? Vajon mi a henger térfogata? Hogy is van a térfogat képlete: alapterület * magasság? A hengernek a területe egy oválisnak látszó kör, ami akkor is ovális, ha a tanár azt mondja, hogy kör. A kör területe pedig Pi-r-négyzet, a henger magassága pedig mi is? Aha a lap hossza? OK.</text:p>
      <text:p text:style-name="P3">– Pi-r-négyzeten-szer-magasság – mondta a lány.</text:p>
      <text:p text:style-name="P3">– Jól van! – mondta a tanár. – Hát mi az a pi, és mi az az r-négyzet?</text:p>
      <text:p text:style-name="P4">– A pi az 3,14 – felelte Tímea. – <text:span text:style-name="T2">Kicsivel p</text:span>ontosabban 3,<text:span text:style-name="T2">14159265359, egy irracionális szám.</text:span></text:p>
      <text:p text:style-name="P4">– <text:span text:style-name="T2">Mit jelent az, hogy irracionális? – kérdezte a tanár.</text:span></text:p>
      <text:p text:style-name="P4">– <text:span text:style-name="T2">Azt jelenti, hogy végtelen hosszúságú tizedestört, ami nem írható fel két egész hányadosaként – felelte Tímea magabiztosan.</text:span></text:p>
      <text:p text:style-name="P4">– <text:span text:style-name="T2">Jól van – mondta a tanár. – Még csak azt meséld el, hogy pontosan mi is ez a pi szám?</text:span></text:p>
      <text:p text:style-name="P4">– <text:s/><text:span text:style-name="T2">Kör kerülete osztva az átlóval – felelte Tímea kisebb gondolkodás után.</text:span></text:p>
      <text:p text:style-name="P4"><text:soft-page-break/>– <text:span text:style-name="T2">Nagyon jó – mondta a tanár. – A mai napon ügyes voltál, szóval nem kapsz fekete pontot azért, mert nem írtad <text:s/>meg a mértan házidat, de piros pontot sem kapsz a jó feleleteidért.</text:span></text:p>
      <text:p text:style-name="P4">…..</text:p>
      <text:p text:style-name="P6"><text:s text:c="2"/>Szerencsére valamire emlékezett az óráról. Sajnos a mai napon nem tudott figyelni az órára. Csabi olyan jóképű, olyan izmos, olyan szép. Ahogy fogja a tollat, ahogy nézi a toll hegyén mászó legyet. A fiúra való koncentrálás mellett <text:s/>nem hallotta, hogy a tanár őt szólítja:</text:p>
      <text:p text:style-name="P6">– Tímea te nem tudod a helyes választ?</text:p>
      <text:p text:style-name="P6"><text:s/>A tanárnak másodjára kellett megismételnie a kérdést, hogy végre felfigyeljen rá. Vajon mi volt a kérdés. A padtársa biztos tudta, de ahogy mindenki az osztályban, ő is utálta őt a gazdag családja miatt, így meg sem próbált súgni neki <text:span text:style-name="T46">senki</text:span>. Csak pukkadjon meg.</text:p>
      <text:p text:style-name="P6">– <text:s/>Persze, hogy tudom – mondta kapásból, ránézve a táblára. – Vajon mi volt a helyes válasz? Mit kérdezett vajon a tanár?</text:p>
      <text:p text:style-name="P6">– Jó, akkor mi a helyes válasz? – kérdezte a tanár élesen. – Ha ugyan tényleg figyeltél, és valóban tudod a választ?</text:p>
      <text:p text:style-name="P6">De a tanár megint tévedett. A táblánál éppen a buta Robi volt, és egy pofon egyszerű mértanfeladaton gondolkozott. A butája.</text:p>
      <text:p text:style-name="P6">– Az helyes válasz, egy 345 köbcentiméter – felelte.</text:p>
      <text:p text:style-name="P6">A tanár elgondolkozott. </text:p>
      <text:p text:style-name="P6">– Pontosan – mondta élesen. – De ezután legalább figyelj.</text:p>
      <text:p text:style-name="P6">De azért sem. Miért is figyelt volna rá. Szabó Berci a legunalmasabb tanár. A matematikát talán szerette volna, ha nem Szabó Bercivel áldja meg őt az ég. <text:s/>Pukkadjon meg! Lehet, hogy most megint azon gondolkozik, hogy tudott ilyen gyorsan összeszorozni három nyomorult számot 3, 5, 23-at. <text:s/>Ha tudná azt, hogy nővérével kicsi korukba azon versenyeztek, hogy milyen gyorsan összeszorozni több jegyű számokat is, akkor nem is csodálkozna.</text:p>
      <text:p text:style-name="P6">….</text:p>
      <text:p text:style-name="P6"><text:s text:c="2"/><text:span text:style-name="T3">Szerencsétlenségére a matematika óra után angol óra következett, amit még a matematikánál is jobban utált. Utálta a nyelvet. Kicsi kora óta próbálják fejébe tömni ezt a ronda nyelvet, de valamiért az agya nem fogja fel.</text:span></text:p>
      <text:p text:style-name="P6"><text:s text:c="2"/><text:span text:style-name="T3">Szerencsétlenségére pedig a gonosz Milán Ágoston, hogy pukkadjon meg, pont őt nézte ki magának.</text:span></text:p>
      <text:p text:style-name="P6">– <text:span text:style-name="T3">Tímea Farkas! – mondta a tanár.</text:span></text:p>
      <text:p text:style-name="P6">– <text:span text:style-name="T3">Yes! – állt fel Tímea kalimpáló szívvel.</text:span></text:p>
      <text:p text:style-name="P5"><text:span text:style-name="T2">– </text:span>What is your favourite food? – <text:span text:style-name="T3">kérdezte Milán.</text:span></text:p>
      <text:p text:style-name="P5">– <text:span text:style-name="T3">Yes, Yes – mondta a Tímea mosolyogva. – Bízva benne, hogy ez igen szó angol változata helyes válasz lesz a kérdésre.</text:span></text:p>
      <text:p text:style-name="P5">– <text:span text:style-name="T3">No, no – mondta a tanár. – What is your favorite food?</text:span></text:p>
      <text:p text:style-name="P5"><text:soft-page-break/>– <text:span text:style-name="T3">I don't know – felelte Tímea a másik választ ami néha beszokott jönni.</text:span></text:p>
      <text:p text:style-name="P5">– <text:span text:style-name="T3">Tímea, mikor próbálsz meg legalább egy kicsit tanulni? – kérdezte a tanár komoran. – Ezeket a kérdéseket múlt héten beírtuk a füzetbe is, ahogy a jelentésüket, és néhány rá adható választ is.</text:span></text:p>
      <text:p text:style-name="P5">– <text:span text:style-name="T3">Szory miszer ticser! – mondta Tímea.</text:span></text:p>
      <text:p text:style-name="P5">– <text:span text:style-name="T3">Ülj le – mondta szomorú hangon a tanár. – Én mindent megpróbáltam, hogy ne bukjál meg, de te nem vagy hajlandó egy pillanatot se vetni a füzetedbe otthon. Nem értem, pedig más tantárgyakból olyan ügyes vagy: matematikából, magyarból, románból. Az angol miért nem megy neked? <text:s/>Pedig lenne kitől tanulj otthon is angolul, a testvéred a Vanessza angol olimpiát nyert a múlt évben.</text:span></text:p>
      <text:p text:style-name="P5"><text:s text:c="2"/><text:span text:style-name="T3">Már megint előhozta a nővérét. Mit tehet róla, ha nem olyan okos mint a kifinomult nővérkéje, akit mindenki szeret, és akinek mindenki barátja az osztályból, sőt az egész iskolából? Ő nem tehet róla, ha utálja az angolt. </text:span></text:p>
      <text:p text:style-name="P5">– <text:span text:style-name="T3">Tegnap vendégeink voltak – próbált védekezni.</text:span></text:p>
      <text:p text:style-name="P5">– <text:span text:style-name="T3">Ahogy a múlt héten, az azelőtti héten, és szinte minden héten az elmúlt két évben – mondta a tanár. – Ha elmondod angolul, hogy vendégeitek voltak, akkor most nem írok be egy rossz jegyet se a naplóba.</text:span></text:p>
      <text:p text:style-name="P5">– <text:span text:style-name="T3">We have musafir? – kérdezte a lány.</text:span></text:p>
      <text:p text:style-name="P5">– <text:span text:style-name="T3">Ülj le, négyes – mondta a tanár. – Következő Beáta….</text:span></text:p>
      <text:p text:style-name="P5">…..</text:p>
      <text:p text:style-name="P7"><text:s/>Ha bárki is azt hinné, hogy ezzel véget értek megpróbáltatásai, látta a szüneten, hogy az a ribi Ildikó Csabival csókolózott. Pedig tudta, hogy Csabi tetszik neki, és Ildikónak pedig ott van Peti, a barátja. </text:p>
      <text:p text:style-name="P7">….</text:p>
      <text:p text:style-name="P7">A következő szüneten felelősségre is vonta Ildikót:</text:p>
      <text:p text:style-name="P7">– Láttam csókolóztál Csabival – mondta. – Mi történt Petivel?</text:p>
      <text:p text:style-name="P7">Ildikó lebiggyesztett ajkakkal felelte:</text:p>
      <text:p text:style-name="P7">– Peti mellett jól jön egy kis kaland, és Csabi olyan jól csókol, egyszer te is kipróbál<text:span text:style-name="T4">hatnád, már hatodikos korod óta szerelmes vagy belé.</text:span></text:p>
      <text:p text:style-name="P7">– <text:span text:style-name="T4">És neked volt szíved átbaszni engem, és flörtölni Csabival, hogy megcsókoljon?</text:span></text:p>
      <text:p text:style-name="P7">– <text:span text:style-name="T4">Összejöttem Csabival az első szüneten – mondta Ildikó vigyorogva. – Peti másik iskolába jár, kell egy helyi srác is, akivel lehetek a szüneteken.</text:span></text:p>
      <text:p text:style-name="P7">– <text:span text:style-name="T4">És miért pont Csabi? – kérdezte Tímea.</text:span></text:p>
      <text:p text:style-name="P8">– <text:span text:style-name="T4">Hát mert neked is tetszik – mondta Ildikó gonoszan. – Csak nem lehet rossz, ha egy ilyen gazdag kisasszony belezúgott.</text:span></text:p>
      <text:p text:style-name="P9">….</text:p>
      <text:p text:style-name="P8"><text:span text:style-name="T4"><text:s/>Az utolsó pech az iskolába (és nem ezen az átkozott napon) <text:s/>az volt, hogy magyarból is kapott egy </text:span><text:soft-page-break/><text:span text:style-name="T4">kettest, mert elfelejtette bemagolni kívülről a Petőfi Sándor vagy melyik költő buta versét, amibe valami dombok vagy mik vannak.</text:span></text:p>
      <text:p text:style-name="P9">…..</text:p>
      <text:p text:style-name="P9"><text:s/>Érhető is, hogy ezen a napon nagyon rosszkedvű volt. Szíve összetörve, egy négyessel és egy kettessel az ellenőrzőjébe ment ki az iskola kapuja elé, hogy megvárja a kocsiját.</text:p>
      <text:p text:style-name="P9"><text:s/>Csabi is kijött a suliból, és mikor meglátta, odasietett hozzá.</text:p>
      <text:p text:style-name="P9">– Nem tudnátok ma is hazavinni? – kérdezte. – Nincs kedven megvárni az autóbuszt, és a házunk úgy is útba esik a házatokhoz.</text:p>
      <text:p text:style-name="P9"><text:s/>Hát igen. Ildikó mellett Csabi volt az egyetlen, aki néha szóba állt vele az osztályból. De ezt is csak akkor tette, ha valamit akar tőle. De hogy tagadhatna meg tőle bármit is? Hiszen ő Csabi, a legszebb srác az osztályból.</text:p>
      <text:p text:style-name="P8"><text:s/><text:span text:style-name="T4">Bólintott, hogy elpirult arcát elrejtse a srác elől. <text:s/>Hirtelen két puha tenyér tapadt a szemeire:</text:span></text:p>
      <text:p text:style-name="P8">– <text:span text:style-name="T4">Ki vagyok? – kérdezte egy meleg hangocska kacagva.</text:span></text:p>
      <text:p text:style-name="P8">– <text:span text:style-name="T4">Ki csinálna <text:s/>ilyent más a te korodba mint te Vanessza – mondta élesen Tímea.</text:span></text:p>
      <text:p text:style-name="P9">Nővérkéje leszedte szemeiről a kezeit: </text:p>
      <text:p text:style-name="P9">– Eltaláltad húgocskám – mondta kacagva. – Olyan aranyos, olyan szép vagy ma.</text:p>
      <text:p text:style-name="P9">– Miért nem költöttél fel a reggel? – kérdezte durván Tímea.</text:p>
      <text:p text:style-name="P9">– Én hétre kellett jöjjek a suliba, te pedig nyolcra. Nem akartalak olyan korán felkölteni.</text:p>
      <text:p text:style-name="P9">Aztán ránézett Csabira:</text:p>
      <text:p text:style-name="P9">– Őt megint hazaviszed?</text:p>
      <text:p text:style-name="P9">Ildikó bólintott, de közben szemeivel intett, hogy ne hozza most szóba a dolgot. </text:p>
      <text:p text:style-name="P9">….</text:p>
      <text:p text:style-name="P9"><text:s/>Hamarosan megállt az iskola előtt két kocsi: egy kicsi piros, és egy gyönyörű fekete. A piros a Tímea kocsija volt, a fekete a Vanesszáé. Annak sötétített üvegje is volt, és beépített számítógép is. Tímeának is volt egy hasonló autója, de <text:s/>az nemrégen nekiment egy fának, és az új kocsi még nem érkezett meg.</text:p>
      <text:p text:style-name="P9">– Hová lett a másik kocsid? – kérdezte Csabi elégedetlenül.</text:p>
      <text:p text:style-name="P9">– Neki ment egy fának – mondta Tímea. – Az új kocsim pedig még nem érkezett meg Amerikából.</text:p>
      <text:p text:style-name="P9">– Nem szeretem ezt a kocsit – mondta Csabi. – Nincs benne se számítógép, se internet.</text:p>
      <text:p text:style-name="P9"/>
      <text:p text:style-name="P9"><text:s text:c="2"/>Ettől függetlenül mégis beült a kocsiba, és hazafurikáztatta magát. </text:p>
      <text:p text:style-name="P9">– Szia – mondta kiszállva a kocsiból. Semmi köszönöm, de Tímea nem is várta el tőle. Hiszen ő a hercege 12 éves kora óta.</text:p>
      <text:p text:style-name="P9">….</text:p>
      <text:p text:style-name="P9"><text:soft-page-break/><text:s/>Otthon a megszokott sürgés fogadta. Szolgák, szobalányok százai rohangáltak mindenfele. </text:p>
      <text:p text:style-name="P9">– Apám már itthon van? – kérdezte Tímea a mellette elrohanó apró fiúcskától.</text:p>
      <text:p text:style-name="P9">A kisfiú megállt, és meghajolt Tímea előtt.</text:p>
      <text:p text:style-name="P9">– Igen kisasszony. Az úr már itthon van, és arra kéri a kisasszonyt, hogy megérkezte után keresse fel a dolgozószobájába.</text:p>
      <text:p text:style-name="P9">….</text:p>
      <text:p text:style-name="P10"><text:s/>Tímea belépett a dolgozó szobába. A szoba közepén egy íróasztal mellett felfedezte édesapját, egy izmost, jóképű 40-41 éves férfit. <text:span text:style-name="T47">Írjuk le egy kicsit, ezt a különös embert. Magas 180-181 cm magas, izmos, erős férfi, szürke szemeiben valami sötét tűz villogott, ami miatt akikkel beszélt, soha nem tudtak neki hazudni. Haja szürke. Ez az ember a Föld legjobb embere volt, de tudott szigorú is lenni, nagyon szigorú, főleg, ha sajátjait védte. Szép férfi és egyedülálló, két lánykával, és <text:s/>több száz alkalmazottal. </text:span></text:p>
      <text:p text:style-name="P36">Orvos volt, a legjobb szakmájában, ki soha nem fogadott el pénzt pácienseitől. Ő nem is munkának nevezte amit csinál, hanem hivatásnak. A kórházának, ahogy betegeit gyógyítja, teljesen az ő tulajdona. Hogy mesés vagyonát honnan szerezte, mikor, senki se tudja. </text:p>
      <text:p text:style-name="P10">Soha se fog megöregedni – szokott végigfutni a gondolatain, mikor édesapjára gondol. Az elmúlt 5-6 évben szinte semmit sem öregedett. Éppen olyan fess, erős mint régen. Talán semmit sem öregedett mióta megszületett….</text:p>
      <text:p text:style-name="P9">– <text:span text:style-name="T5">Gyere ide Tímea. Foglalj helyet – mutatott rá egy fotelre.</text:span></text:p>
      <text:p text:style-name="P11">Tímea leült. </text:p>
      <text:p text:style-name="P11">– Kislányom – kezdte édesapja <text:span text:style-name="T48">csengő jóságos hangján</text:span>. – Ma felhívott engem az igazgató, hogy már megint elkéstél, és nem volt nálad a diákigazolványod. A tanárok is panaszkodnak rád, hogy szemtelen vagy, nem tanulsz. Miért kell rólad ilyeneket hallanom?</text:p>
      <text:p text:style-name="P11">Tímea felsóhajtott:</text:p>
      <text:p text:style-name="P11">– Elaludtam, a telefon elromlott, az ébresztő óra meg nem csörgött. Az angol nagyon nehéz, a verset bemagolni meg felesleges. Nem szeretem a verseket magolni. Semmi haszna sincs ennek.</text:p>
      <text:p text:style-name="P11">– Kislányom – mondta édesapja. – Az ébresztő órát nem okolhatod. A múltkor is az volt a baj, és akkor megkértem Krisztinát, hogy ébresszen fel téged minden reggel fél hétkor. Ma is felébresztett, és te azt mondtad neki, hogy már kelsz is, de visszaaludtál, ahogy Krisztina kiment a szobából. Mond mit tegyek, hogy tényleg felkeljél? Sajnos én nem tudtam bemenni a szobádba, hogy felébresszelek, mivel ötre be kellett mennem a kórházba egy baleset miatt. </text:p>
      <text:p text:style-name="P11">– Bocs apa – mondta Tímea.</text:p>
      <text:p text:style-name="P11">– Az angol nyelv pedig fontos a mindennapi életben is – mondta édesapa. – Jó munkát csak akkor találhatsz, ha tudsz angolul. Sajnos a magyar és a román nyelv nem elég.</text:p>
      <text:p text:style-name="P11">– Én mindent megteszek, de az angol nyelv annyira ronda, annyira nehéz – mondta Tímea.</text:p>
      <text:p text:style-name="P11">– Egyezünk meg valamiben. Ha átmész angolból, akkor veszek neked egy kis nyaralót a Balaton <text:soft-page-break/><text:span text:style-name="T49">partján</text:span>.</text:p>
      <text:p text:style-name="P11">Tímeának felcsillantak a szemei. Az első nyaralója! Már régóta szeretne egy saját nyaralót, de apa eddig mindig azzal utasította vissza, hogy túl fiatal egy saját nyaralóhoz, pedig Vanesszának már két éve van egy sajátja Brazíliában. <text:s/></text:p>
      <text:p text:style-name="P11">– Ami a verset illeti, szerintem az emberi műveltséghez hozzátartozik, hogy <text:span text:style-name="T50">minden </text:span>nagyobb magyar költőktől tudj kívülről 1-2 verset, még ha semmi hasznát se veszed az életbe a verstudásnak. Szerencsére magyarból jól állsz, bár az a kettes lerontja a jegyeidet. Te tudod. Én nem bánnám, ha két okos, talpraesett lányokkal dicsekedhetek <text:span text:style-name="T51">barátaimnak</text:span>. Én nagyon szeretlek téged is, Vanesszát is, bármikor segítek nektek minden tantárgyból mikor itthon vagyok, ahogy Vanessza segítségét is nyugodtan kérheted. <text:span text:style-name="T6">De ha nem akarsz családtagtól tanulni, akár felfogadhatok neked magán tanárokat is, csak mond, hogy jobb neked!</text:span></text:p>
      <text:p text:style-name="P11">….</text:p>
      <text:p text:style-name="P12">Az étel szerencsére finom volt. Apa szakácsnői a legjobbak a világon. <text:s/>Különösen Vas Laura néni. Aki ismerte a szakácsművészet minden csínját-bínját. Ebéd után elment egyet úszni Vanesszával, és Laura néni unokahúgával Annával, de azok hamar ott hagyták:</text:p>
      <text:p text:style-name="P12">– Mi most megyünk tanulni, te nem jössz? – kérdezte Vanessza.</text:p>
      <text:p text:style-name="P12">– Mindjárt megyek, menjetek csak előre – felelte. – Még néhány perc és megyek.</text:p>
      <text:p text:style-name="P12">….</text:p>
      <text:p text:style-name="P12">Abból a néhány percből néhány óra volt. Szeretett úszni. Szerette a vizet, szerette ahogy a hullámok ellepik, ahogy könnyű parafadugóként ringatja testét.</text:p>
      <text:p text:style-name="P12">….</text:p>
      <text:p text:style-name="P12"><text:s text:c="2"/>Este lett mire eszébe jutott a megígért nyaraló. Berohant a szobába, és elkezdte magolni az angolt. Milán megmondta, próbálja átengedni, csak nem lát benne semmi igyekezetet, hát majd megmutatja neki, hogy ha nem is tud angolul, magolni ő is tud, mint az a ribi Ildikó…. </text:p>
      <text:p text:style-name="P12">– Villanyoltás kislányom – lépett be mosolyogva édesapja. – Aludj jól.</text:p>
      <text:p text:style-name="P12">Ezt már nem is kellett mondania. Tímea ott aludt könyvein és füzetjein nyugodtan. Apja mosolyogva karjaiba vette a kislányát, ágyához vitte, lefektette, majd <text:span text:style-name="T52">gyengéden</text:span> betakarta. </text:p>
      <text:p text:style-name="P12">– Szép álmokat – mondta és egy csókot lehelt a homlokára.</text:p>
      <text:p text:style-name="P12">Ezután kiment a szobából, az ajtót csendben behúzva maga után. Kezét felemelte az ajtóra tette, <text:span text:style-name="T20">egy apró jelet rajzolt újával a levegőben</text:span>, és halk szavakat mormolt maga előtt. </text:p>
      <text:p text:style-name="P12">– Minden rendben – mondta magának. – Most már biztos nem fog felébredni holnap reggelig.</text:p>
      <text:p text:style-name="P12"/>
      <text:p text:style-name="P13">Kettőt tapsolt. Egy hűvös levegő söpört végig a termen. Aztán belenézett a falon függő tükörbe: <text:s/>egy vicsorító farkas pofa nézett vissza rá, egy hatalmas vérfarkasé….</text:p>
      <text:p text:style-name="P13"/>
      <text:h text:style-name="P45" text:outline-level="1"><text:soft-page-break/>2. rész Farkas Farkas háznépe </text:h>
      <text:p text:style-name="P14"/>
      <text:p text:style-name="P13">Lement a fogadó terembe. Már mindenki ott volt, mindenki a valódi formájában. Az összes cselédje, szobalánya, alkalmazottjai, és nagyobbik lánya is.</text:p>
      <text:p text:style-name="P13"><text:s text:c="2"/>Vanesszán kívül mindannyian meghajoltak előtte. <text:s/>Farkas Farkas volt az, aki évszázado<text:span text:style-name="T53">k óta menedéket nyújt nememberek számára. </text:span></text:p>
      <text:p text:style-name="P13">– Ez a sötétség éjszakája barátaim – mondta üvöltő hangon. – Most nem kell emberként viselkednünk e falak között. De figyelmeztetlek mindannyiitokat, egy embert sem bánthattok.</text:p>
      <text:p text:style-name="P13"/>
      <text:p text:style-name="P13">Mindenki meghajolt a hatalmas úr előtt. <text:span text:style-name="T54">Hatalmas sereg fogadta őt urának, parancsolójának: tündérek, istenek, démonok, vámpírok, lidércek, youkaijok, sárkányok, és sok más különféle létforma. Száma azoknak, kik engedelmességet és örök hűséget fogadtak a nagyúrnak, egy <text:s/>hárommillió. A hatalmas farkas azonban soha nem élt vissza hatalmával. Alattvalói szerették, bölcs vezető volt, nélküle talán már nem is léteznének nememberek. </text:span>Vanessza odament hozzá. Sötét szemei, és hosszú kiálló fogai jelezték származását. </text:p>
      <text:p text:style-name="P13">– Apám – mondta Vanessza. – Vérre van szükségem. Egész nap koplaltam, egy embert sem bántottam, még Tímeát sem.</text:p>
      <text:p text:style-name="P13">– Jól tetted kislányom – mondta a farkas. – Lóránt, hozd ide a véres zacskókat, amit magunkkal hoztunk a kórházból.</text:p>
      <text:p text:style-name="P13">Egy kis kobold bukdácsolt oda hozzájuk, a feje fölött egy hatalmas zsákot tartott. A farkas kiszedett két tasak vért, és letette lánya, a vámpír elé. </text:p>
      <text:p text:style-name="P13">– Tessék, lásd el magad – mondta a farkas.</text:p>
      <text:p text:style-name="P13">– Isteni – mondta Vanessza megkóstolgatva. – Húszéves, fekete hajú, magas cukortartalmú <text:span text:style-name="T55">nőstény ember vére.</text:span></text:p>
      <text:p text:style-name="P13">– Fogyaszd egészséggel – mondta vicsorítva.</text:p>
      <text:p text:style-name="P13">– Köszönöm édesapám – mondta a vámpír <text:span text:style-name="T56">megmutatta hegyes fogait</text:span>.</text:p>
      <text:p text:style-name="P13">….</text:p>
      <text:p text:style-name="P13">– Most ti következtek – ordította a farkas.</text:p>
      <text:p text:style-name="P13"><text:s/>Erre felsorakoztak mindenféle lények a hatalmas farkas előtt: vérfarkasok, vámpírok, lidércek, törpék, manók, zombik, <text:s/>agyevők, istenek, démonok, szellemek, kísértetek <text:span text:style-name="T21">és más mindenféle fajtája, típusa a nemembereknek.</text:span></text:p>
      <text:p text:style-name="P13"><text:s text:c="2"/>A Farkas nem ijedt meg saját háznépétől. A vérfarkasokat hússal (nem ember<text:span text:style-name="T22">i hússal</text:span>) kínálta. </text:p>
      <text:p text:style-name="P13">– Egyetek testvéreim, bármilyen húst megehettek, de az ember húsa tiltott terület.</text:p>
      <text:p text:style-name="P13">A lidérceknek a következőt mondta:</text:p>
      <text:p text:style-name="P13">– Laura és ti többiek, ismét betérhettek a börtönökbe lakó emberekhez. Annyi életenergiát <text:soft-page-break/>fogyasszatok, amennyit akartok, csak ne vigyétek túlzásba a szexuális álmokat. <text:span text:style-name="T22">Részesítsétek előnybe a gyilkosokat, a kéjgyilkosokat, értük nem kár, ha el is hullanak. </text:span></text:p>
      <text:p text:style-name="P13">A törpéket, manókat asztalához hívta, és a legkülönlegesebb gyümölcsökkel kínálta őket. A zombikat, az agyevőket pedig halott állatok agyával és húsával kedveskedett. Ezek után következtek az istenek, démonok, szellemek, kisértettek.</text:p>
      <text:p text:style-name="P13">– Ti is most betérhettek az emberek álmaiba, hogy táplálkozzatok azoknak a szomorúságából, öröméből, bánatukból, félelmükből. De senkit sem ölhetek meg.</text:p>
      <text:p text:style-name="P13">….</text:p>
      <text:p text:style-name="P13">Kislányom – mondta a farkas. <text:s/>– Mit gondolsz ha Tímea megtudja a valóságot rólunk <text:span text:style-name="T57">eltudja majd fogadni rólunk az igazságot?</text:span></text:p>
      <text:p text:style-name="P13">Vanessza átölelte apjának a nyakát.</text:p>
      <text:p text:style-name="P13">– Szeret minket, talán előbb-utóbb elfogja fogadni a valóságot.</text:p>
      <text:p text:style-name="P13">Az apja elgondolkozott: </text:p>
      <text:p text:style-name="P13">– Érdekes, hogy még mindig nem fedezett fel semmit, te legalább hat éve tudod az igazat rólunk és magadról.</text:p>
      <text:p text:style-name="P13">– Ez természetes – mondta Vanessza mosolyogva. – Soha nem ízlettek nekem az emberi ételek, olyan fű ízük volt. Akkoriban volt, hogy Tímea megsérült, és lenyaltam sérült lábáról a vért. Akkor jöttem rá, hogy nekem vérre van szükség. Azért egy kicsit meglepett, mikor rájöttem, hogy a házban Tímeán kívül senki sem ember.</text:p>
      <text:p text:style-name="P13">– Ez a ház, <text:span text:style-name="T58">és minden birtokom, minden vagyonom</text:span> a nememberek védelme miatt létezik – mondta édesap<text:span text:style-name="T59">j</text:span>a. – Ha nem létezne, talán mostanra kihaltunk volna, az egyre jobban terjeszkedő emberek miatt. Míg úgy teszünk mintha magunk is emberek volnánk, addig túlélhetjük. Ez van <text:span text:style-name="T22">im</text:span>már háromszáz éve.</text:p>
      <text:p text:style-name="P13">– Mond apa, mikor meséled el már végre, hogy hogy kerültem én és Tímea a családodba? – kérdezte Vanessza. Már annyiszor kértem, de nem voltál hajlandó elmesélni.</text:p>
      <text:p text:style-name="P13">– Majd máskor – próbált <text:span text:style-name="T60">a farkas </text:span><text:s/>kitérni lánya kérése elől, de a lány most nem engedett.</text:p>
      <text:p text:style-name="P13">– Jól van, akkor elmesélem, az úgy történt….</text:p>
      <text:h text:style-name="P46" text:outline-level="1">A fiatal apuka</text:h>
      <text:p text:style-name="P17"/>
      <text:p text:style-name="P15"><text:s/>Farkas Farkas aznap is a kórházba dolgozott. A kórházba, amit más név <text:span text:style-name="T23">alatt</text:span> ő alapított néhány évszázada, és ami néhány éve hivatalosan ismét az ő birtokába került. </text:p>
      <text:p text:style-name="P15"><text:s text:c="2"/>Néhány évszázaddal ezelőtt amiatt hozta létre a kórházat, hogy beteg, sérült nemembereknek kórházi kezelést nyújthasson. A nememberek is megtudnak sérülni, még ha nehezebben is mint az emberek. <text:s/>Az első páciense egy törpe volt, de <text:span text:style-name="T61">ez lényegtelen.</text:span></text:p>
      <text:p text:style-name="P15"><text:s text:c="2"/>Farkas Farkas éppen irodájába ült, és az alorvosai, ápolói jelentését rendezgette. Mindannyian <text:soft-page-break/>nememberek voltak, akkoriban nem bízott az emberekben, akiknek felesége, gyermekei halálát köszönhette. Hány évszázad is telhetett el azóta? Pedig ő és családja soha nem ártottak embereknek, és mindent megtettek, hogy rejtve maradjanak az emberek elől, de mégis rájöttek a titkukra, és legyilkolták őket. Egyedül csak ő tudott elmenekülni családjából. De ekkor sem esküdött bosszút az emberek ellen. Tudta, hogy felesleges. Az emberek egyre többen és többen vannak, a nememberek pedig egyre kevesebben.</text:p>
      <text:p text:style-name="P15"><text:s text:c="2"/>Kopogást hallott az ajtón. A szagokból rájött, hogy az ajtó másik felé egy ember áll, egy nő, egy kicsi emberrel együtt. </text:p>
      <text:p text:style-name="P15">….</text:p>
      <text:p text:style-name="P15">– Szabad – mondtam hangosan. <text:span text:style-name="T23">Kórházában embereket is felvettek, bár korlátozott mértékben. Csakis azért, hogy tereljék a közvélemény figyelmét.</text:span></text:p>
      <text:p text:style-name="P15">Ápolatlan, rongyos ruhás nő lépett be a szobába, és a nála lévő gyermeket a férfi karjaiba tette.</text:p>
      <text:p text:style-name="P15">– A te gyermeked – mondta vigyorogva gonoszan.</text:p>
      <text:p text:style-name="P15">– Miről beszél asszonyom, hiszen még soha nem láttam <text:span text:style-name="T62">önt</text:span>– mondtam akkor a nőnek.</text:p>
      <text:p text:style-name="P15">A némber csak vigyorgott, de mikor megismételte így válaszolt:</text:p>
      <text:p text:style-name="P15">– Ezt bizonyítanod kell, tanúk előtt, vérvizsgálattal.</text:p>
      <text:p text:style-name="P15">Nagyot röhögött a némber. </text:p>
      <text:p text:style-name="P15">– De te úgy sem akarsz vérvizsgálatot, ugye?</text:p>
      <text:p text:style-name="P15">Vihogott. <text:span text:style-name="T63">Igaza volt, </text:span><text:s/>eszembe se <text:span text:style-name="T63">jutott</text:span> részt venni vérvizsgálaton, <text:span text:style-name="T64">kizárt</text:span>. Akkor kiderült volna a titkom, hogy vérfarkas vagyok, ami az én, és háznépem pusztulását <text:span text:style-name="T65">okozhatta volna</text:span>. De vajon honnan tudta ez a némber, hogy tartok a vérvizsgálattól? </text:p>
      <text:p text:style-name="P15">– Miért is ne? – feleltem egyhangúan. – Azzal könnyen bizonyíthatom, hogy ehhez a gyermekhez semmi közöm.</text:p>
      <text:p text:style-name="P15">– Mert nem vagy ember – vihogott a boszorkány. – Vagy tagadni mered? Egy napon éppen a palotád előtt voltam, mikor rikoltozás ütötte meg a fülemet. Az egész házadba fura, undorító lények ugráltak. Néhány napon belül rájöttem, hogy az a te házad. Egy ember meg miért is lakna egy házba több száz ocsmány szörnyeteggel?! És miért építene palotát jó messzi a várostól, mélyen az erdőbe?!</text:p>
      <text:p text:style-name="P15">– Mit akarsz? – kérdeztem mikor láttam, hogy a kezébe vagyok.</text:p>
      <text:p text:style-name="P15">– Adj egy milliárd lejt – mondta a némber. – Cserébe megkapod ezt itt – mutatott rá kislányára. <text:s/>– És el is felejthetjük egymást.</text:p>
      <text:p text:style-name="P15">– Honnan adnék neked egy milliárd lejt? – kérdeztem <text:s/>tőle. – Honnan szedjek elő ennyi pénzt?</text:p>
      <text:p text:style-name="P15">– Nem érdekel te ronda féreg – vicsorított rám a némber. – Elő teremted, ha másként nem a társaid elárulásával. Ha pedig nem teremted elő az egy milliárd lejt, akkor véged, mert feljelentelek titeket.</text:p>
      <text:p text:style-name="P15">– Ki hinne neked? – kérdeztem lekezelően.</text:p>
      <text:p text:style-name="P15">– Van egy ismerősöm, aki a bíróságon dolgozik. Mondhatni ő a lány igazi apja. Ő megtalálja majd a <text:soft-page-break/>módját, hogy tönkre tegyen téged.</text:p>
      <text:p text:style-name="P15">….</text:p>
      <text:p text:style-name="P15"><text:s/>Nem volt mit tennem. Igazából megölhettem volna, de nem akartam bántani, mivel halálával nyomozást indíthattam volna, és kitudja, hogy mi történt volna akkor. <text:s/><text:span text:style-name="T24">Akár meg is etethettem volna a zombiseregemmel, de annak mi értelme lett volna?! A gyereket sajnáltam bántani, mégis egy ártatlan kislány volt. És hogy néztem volna a lányka szemébe, ha én ölettem volna meg a valódi szüleit?</text:span></text:p>
      <text:p text:style-name="P15">– Gyere este a kastélyomba – mondtam a némbernek.</text:p>
      <text:p text:style-name="P15">– Hogyisne?! – mondta vihogva. – Szeretnéd ugye? Odamegyek a sötét erdőn keresztül, széttépetsz a pokoli cimboráiddal, és kidobsz az erdőbe. Mindenki azt hinné, hogy vadállatok téptek szét. Egyébként a bírósági ismerősömnek már elmondtam, hogy mit tudok rólad, ha nem adsz pénzt, vagy ha bármi bajom történik, akkor megjárod.</text:p>
      <text:p text:style-name="P15">– Jól van – mondtam. – Holnap elhozom neked a pénzt, ide a kórházba. – De ha addig továbbadnátok a titkunkat, tud meg, <text:span text:style-name="T66">halott vagy,</text:span> <text:s/>pénzem soha nem fog hozzád kerülni, <text:span text:style-name="T66">és ha vesznem kell, vagyonomat inkább magam pusztítom el.</text:span></text:p>
      <text:p text:style-name="P15">– Hasznára vagyunk egymásnak – vigyorgott rám a gonosz némber.</text:p>
      <text:p text:style-name="P15">….</text:p>
      <text:p text:style-name="P15">A némber másnap el is jött a pénzért, a bírósági ismerősével, a kislány apjával. Én ki is fizettem a pénzt neki. <text:span text:style-name="T25">Tudod, hogy hatalmas vagyontartalékaim vannak, a világ minden pontján.</text:span> De sejtettem, hogy ezzel nem fogják beérni, mivel a bírósági ember így szólt hozzám:</text:p>
      <text:p text:style-name="P15">– Ez egy jó kapcsolat kezdete közöttünk, légy jó <text:span text:style-name="T26">apja </text:span>gyermekünknek, néha ha szükségünk lesz pénzre még felkeresünk.</text:p>
      <text:p text:style-name="P15">….</text:p>
      <text:p text:style-name="P15">Nyomoztatni kezdtem utánuk. <text:s/>És kiderítettem azt, hogy még ki tudhat a titkomról. A némber és a bírósági ember vásárolt magának egy szigetet a földközi tengeren, egy időre megszabadultam tőlük, de mi van, ha másoknak is elmondták, amit tudtak?</text:p>
      <text:p text:style-name="P15"><text:s/>Voltak ilyen emberek. Azokra ráuszítottam a lidérceimet. Azok álmukban haltak meg. <text:s/>Titkom egyenlőre biztonságba van<text:span text:style-name="T27"> Szerencsére h</text:span>amar rájöttem, hogy melyik szigeten tartózkodik a némber és a férje. </text:p>
      <text:p text:style-name="P15"><text:s/>Hamar a végére értek a pénznek amit tőlünk kaptak. Aztán kaptam tőlük egy levelet, hogy hazajönnek, ha nem küldök nekik ezer milliárd dollárt egy külföldi bakszámlára. <text:s/>Úgy látszik, hogy ezek nem hallottak arról, hogy az ismerőseik, akikkel megosztották titkomat, már mind halottak. De nem akartam elpusztítani lányom igazi szüleit… </text:p>
      <text:p text:style-name="P15"><text:s text:c="2"/>Igen, akkorára már lányomnak tekintettem a lányukat, és igen megszerettem. Ő volt a szemem fénye, egész nap mellette voltam, minden gondolatom körülötte forgott.</text:p>
      <text:p text:style-name="P15"><text:s text:c="2"/>Szerencsére a véletlen a segítségemre sietett. Olyan gyorsan annyi pénzt sehogy sem tudtam összeszedni, ezt nekik is megírtam, akik erre hajóra ültek, hogy szemtől-szembe folytassák a <text:soft-page-break/>zsarolást. A véletlen a segítségemre sietett. A hajó elsüllyedt valami műszaki hiba miatt. A segítségükre küldött hajó az utasok nagy részét megmentette, de az a kettő kicsivel a megmentésük után meghalt. <text:span text:style-name="T28">Később jöttem rá, hogy kb. akkoriban jó barátom, seregeink egyik alvezére, ki testi-lelki jó barátom, Kraken <text:s/>a Földközi-tengerben tartózkodott, és talán ő volt ez a „szerencsés véletlen”. Természetesen ezt soha se kérdeztem meg tőle, ő se hozta fel. Ha ő is volt, megértem, hogy miért tette. Életbemaradásunkért néha szükséges eltennünk néhány embert, akik nagyon közel kerültek titkainkhoz. <text:s/></text:span></text:p>
      <text:p text:style-name="P15"><text:s text:c="2"/>Így került Tímea hozzám, így fogadtam lányommá.</text:p>
      <text:p text:style-name="P15">….</text:p>
      <text:p text:style-name="P15"><text:s/>Egy évvel később vámpírok elém vezettek egy szerencsétlen vámpír asszonyt. Az asszony gyereket szült. Gondolom már tudod, hogy a vámpírok elméletileg nem képesek szülni, mivel már nincsenek valóban az élők sorába, ha vámpír szaporodni akar, akkor egy halandónak ad véréből, aki ezáltal szintén vámpírrá válik. A vámpír nő nagyon rossz állapotban volt, Mindent megtettem, hogy megmentsem, de nem jártam sikerrel. Később megtudtam, hogy a gyermek félig ember, félig vámpír.</text:p>
      <text:p text:style-name="P15"><text:s text:c="2"/>A vámpírok gyásznapja lett az a nap. Meghalt az a nő, aki magába hordozta a vámpírok jövőjét, az igazi szaporodási képességet. De legalább a gyermeke túlélte. <text:span text:style-name="T29">A vámpírok kérésére</text:span> örökbe fogadtam <text:s/>a meghalt nő kislányát, <text:span text:style-name="T7">annál is inkább mivel szerettem volna egy kishúgot Tímeának. </text:span></text:p>
      <text:p text:style-name="P16"><text:s text:c="3"/><text:span text:style-name="T7">Nagyon megszerettelek mindkettőtöket. Kezdetben a kisebbik lányomként gondoltam rád, de hamarosan rájöttem, hogy gyorsan rájöttem arra, hogy emberi évek nem mérhetőek vámpír évekhez. Két éves korodba már olyan voltál mint Tímea három évesen már idősebbnek látszottál mint Tímea, aki négy éves volt, és végül úgy döntöttem, hogy inkább a nagyobbik lányomként fogok rád tekinteni. Féltem, hogy a gyors öregedésed nem fog leállni, de szerencsére, mikor elérted a tizenharmadik éved, lelassult az öregedési folyamatod, és most már úgy öregszel mint egy igazi ember. Talán azért, mert akkorára már megkóstoltad a vér ízét.</text:span></text:p>
      <text:p text:style-name="P18"><text:s text:c="2"/>Emiatt van az, hogy bár tizennégy éves vagy, Tímeánál két évvel fiatalabb, egy évvel idősebbnek, kb. 16-17 évesnek látszol. Mikor felfedeztem az gyors öregedésedet, akkor úgy döntöttem, hogy hamarabb adlak iskolába mint Tímeát, amit azóta sem bántam meg. </text:p>
      <text:p text:style-name="P18"><text:s text:c="2"/>Néhány éve rájöttél arra, hogy más vagy mint Tímea és mint az emberek a kastélyon kívül. Azóta te is szerves része vagy társadalmunknak, aminek célja a túlélés. <text:span text:style-name="T30">Ahogy tudod, társadalmunk legfőbb célja a túlélés. Ezt azzal érjük el, hogy amennyiben lehet elkerüljük az embereket, és mindent megteszünk azért, hogy embereknek tűnjünk.</text:span></text:p>
      <text:p text:style-name="P18">….</text:p>
      <text:p text:style-name="P18">– És mond apa – mondta Vanessza a történet végén. – Mi lesz akkor, ha Tímea megtudja, hogy mi nem vagyunk emberek?</text:p>
      <text:p text:style-name="P18">– Nem tudom – mondta szomorú hangon a farkas. – Talán elhagy minket, és visszatér az emberek világába, ahová tartozik. Mivel akkorára már ismerni fog minket, tudni fogja, hogy nem vagyunk gonoszak, és nem lesz ellenségünk…</text:p>
      <text:p text:style-name="P18">– Nem maradhatna velünk? – kérdezte Vanessza szomorúan.</text:p>
      <text:p text:style-name="P18"><text:soft-page-break/>– Sajnos nem – mondta a farkas. – Ő az emberek világához tartozik, mi meg nem. Ő halandó, mi halhatatlanok vagyunk, még ha el is lehet minket pusztítani. Természetes halál nem okozhatja halálunkat, néhány kivételes helyzettől eltekintve.</text:p>
      <text:p text:style-name="P18">– És ha kapna a véremből? – kérdezte Vanessza hirtelen.</text:p>
      <text:p text:style-name="P18">– Akkor megkapná egy vámpír halhatatlanságát, és velünk maradhatna. Bár mostanában a vámpírok hasonló módon már nem szaporodnak, de nem hinném, hogy ellene lennének a dolognak. <text:span text:style-name="T31">Vészesen fogy a vámpírok száma, te vagy számukra a remény, mivel természetesen születtél. </text:span><text:s/>DE ezt Tímeának kell eldöntenie. <text:span text:style-name="T67">Neki kell eldöntenie</text:span>, hogy melyik világot választja, a miénket, <text:s/>egy végtelen életet, ami<text:span text:style-name="T69">ben</text:span> <text:span text:style-name="T69">lehet</text:span> szomorúság üldöztetés, vagy az emberek véges életét, amiben valamivel talán <text:span text:style-name="T68">valamivel vidámabb élet.</text:span>.</text:p>
      <text:p text:style-name="P18">….</text:p>
      <text:p text:style-name="P18">– De most menj aludni kislányom – mondta a farkas visszaváltozva emberré. – <text:s/>Holnap iskolába kell menned, nekem meg a <text:s/>kórházba, beteg nemembereket gyógyítanom.</text:p>
      <text:p text:style-name="P18">– Igazad van apa – mondta Vanessza, és eltüntette vámpírfogait.</text:p>
      <text:p text:style-name="P18">– Szép álmokat kicsim – mondta a apa.</text:p>
      <text:p text:style-name="P18">…..</text:p>
      <text:p text:style-name="P18"><text:s/>Vanessza a fekete szemű, hosszú fekete hajú, gyönyörű vámpírlány, fajának kivételes tagja visszatért szobájába. <text:s/>Most már értette, hogy a többi vámpír miért lát benne afféle megváltott. <text:span text:style-name="T70">Már korábban észrevette, hogy a vámpírok kiket ismer, sokkal több tiszteletet tanúsítanak iránta, mint édesapja alvezérei iránt. <text:s/></text:span><text:s/>Lehetséges, hogy azt gondolják róla, hogy ő is szaporodó képes mint az édesanyja, ami talán igaz. Ő természetes úton született, talán természetes úton fog tudni utódokat, <text:span text:style-name="T32">vámpír utódokat szülni</text:span>….</text:p>
      <text:p text:style-name="P18"/>
      <text:p text:style-name="P18"/>
      <text:h text:style-name="P47" text:outline-level="1">3.rész Betegség</text:h>
      <text:p text:style-name="P21"/>
      <text:p text:style-name="P19"><text:s text:c="2"/>Saját köhögése ébresztette fel. Ránézett az órára: 4.30-et mutatott az óra. Az ébredési időig még van legalább 2 óra. Rosszul érezte magát, az orra is folyt, és a WC-re is ki kellett mennie.</text:p>
      <text:p text:style-name="P19"><text:s text:c="2"/>Felállt. Alig állt a lábán. <text:s/><text:span text:style-name="T8">Szobája ajtaját kinyitotta, majd kiment. Nem kellett messzire menjen. Lakosztályához három szoba és egy kis mosdó tartozott. </text:span></text:p>
      <text:p text:style-name="P19"><text:s text:c="4"/><text:span text:style-name="T8">Alig állt a lábán, mikor visszatért a szobájába. A lakosztályának bejáratánál valami furcsa zenebona ütötte meg fülét, de nem törődött vele, azt hitte, hogy csak a láz miatt hallucinált. Vajon mikor hűlhetett meg, hisz világéletében egészséges lány volt, erős szervezettel és erős akarattal?!</text:span></text:p>
      <text:p text:style-name="P19"><text:s text:c="2"/><text:span text:style-name="T8">Már nem is emlékszik arra, hogy mikor volt utoljára beteg. Talán három, vagy talán négy éve?… Visszatért a szobájába, és visszafeküdt az ágyában. <text:s/>Talán apja is megkönyörül mikor látja, hogy milyen beteg, és itthon tartja, ahelyett, hogy a buta iskolába küldi, ahol mindenki utálja, talán még </text:span><text:soft-page-break/><text:span text:style-name="T8">Csabi is…</text:span></text:p>
      <text:p text:style-name="P19"><text:s text:c="2"/><text:span text:style-name="T8">Megrántotta a csengő kötelét. Tudta, hogy a csengő hamarosan megszólal szobalányának szobájába, aki hamarosan ideér. Várt öt percet, várt tízet. Talán alszik? Ne adj isten, hogy elaludjon, mert akkor magának kell kikelnie az ágyból, és megkeresnie szobalányát?</text:span></text:p>
      <text:p text:style-name="P20"><text:s text:c="2"/>Szerencsére nem került erre sor. A csinos vietnami szobalánya, az örökösen mosolygó <text:s/>Nguyet hamarosan bejött a szobájába. A lány egyike volt az igazi ázsiai szépeknek, gyönyörű fekete haj, alacsony csinos termet.</text:p>
      <text:p text:style-name="P22">– <text:span text:style-name="T8">Miben segíthetek kisasszony? – kérdezte erős vietnami akcentussal. <text:s/>Apa ugyanis elvárta minden dolgozójától ennél a kastélynál, hogy magyarul, románul angolul tudjanak beszélni, írni és olvasni is, ha véletlenül arra kerülne sor.</text:span></text:p>
      <text:p text:style-name="P22">– <text:span text:style-name="T8">Rosszul érzem magam – felelte nyöszörgő hangon.</text:span></text:p>
      <text:p text:style-name="P22"><text:s/><text:span text:style-name="T9">Nguyet tenyerét rászorította úrnője homlokára. </text:span></text:p>
      <text:p text:style-name="P22">– <text:span text:style-name="T9">Úgy érzem láza is van a kisasszonynak, várjon egy kicsit, szolok Johannes úrnak, hogy értesítse erről a doktor urat.</text:span></text:p>
      <text:p text:style-name="P22"><text:s/><text:span text:style-name="T9">A Johennesnek nevezett „úr” az édesapja személyes titkára volt. Bármikor bemehetett felkölteni urát, ha a kórházban sürgős esett miatt hívták fel.</text:span></text:p>
      <text:p text:style-name="P22">– <text:span text:style-name="T9">Ne hagyj magamba – akarta kérni Tímea, de inkább nem mondta. Mióta szobalánya bejött a szobájába, jobban hallotta az előző zenebonát, és bizony erősen félt egyedül maradni lázálmával.</text:span></text:p>
      <text:p text:style-name="P22">– <text:span text:style-name="T9">Csak egy pillanat kisasszonyom – mondta Nguyet, és kiment a teremből.</text:span></text:p>
      <text:p text:style-name="P23">….</text:p>
      <text:p text:style-name="P23"><text:s/>Hamarosan édesapja kíséretében tért vissza szobájába. Apja most is úgy nézet ki, mintha skatulyából lépett volna ki. Háznépe előtt soha nem mutatkozott másként. Tímea valamikor régen, mindenképpen ráakart nyitni apjára, mikor az még pizsamába alszik, de ez egyszer sem sikerült neki. Az apja már 4-5-kor ébren volt, teljes úrias öltönybe.</text:p>
      <text:p text:style-name="P23">– Szia kicsim – mondta édesapja megszokott simogató hangján. – Nguyet mondta, hogy rosszul vagy.</text:p>
      <text:p text:style-name="P23"><text:s text:c="2"/>….</text:p>
      <text:p text:style-name="P23">Hamar megvizsgálta, és ki is mondta:</text:p>
      <text:p text:style-name="P23">– Megfáztál, két napig nem mehetsz iskolába.</text:p>
      <text:p text:style-name="P23">Aztán Nguyetnek elmondta, hogy milyen gyógyszereket hozzon fel a családi gyógyszertárból, miből mennyit adjon lányának, a gyors felépülése érdekében.</text:p>
      <text:p text:style-name="P23">….</text:p>
      <text:p text:style-name="P23"><text:s/><text:span text:style-name="T10">Később gyönyörű nővérkéje Vanessza látogatta meg. <text:s/>Aki azt sem tudta, hogy babusgassa.</text:span></text:p>
      <text:p text:style-name="P23">– <text:span text:style-name="T10">Jól vagy? Mit kívánsz? Milyen finomságokat hozzak neked? Hány napot maradsz itthon? Csak kettőt?</text:span></text:p>
      <text:p text:style-name="P24"><text:soft-page-break/>Aztán majdnem rárontott apjára, hogy mit képzel, két nap kevés a felgyógyulásra, talán csak nem akarja kisebbik lányának a vesztét. Szerencsére apa megnyugtatta: </text:p>
      <text:p text:style-name="P24">– Kisebb megfázás. A kitűnő gyógyszerekkel amit felírtam neki, két nap múlva kutya baja sem lesz. Egyébként sem maradhat ki sokáig az iskolából….</text:p>
      <text:p text:style-name="P24"><text:s/><text:span text:style-name="T11">Vanessza azért még megpróbálta meggyőzni apát, hogy otthon maradhasson </text:span><text:s/><text:span text:style-name="T11">húgát ápolni, de apa leintette:</text:span></text:p>
      <text:p text:style-name="P24">– <text:span text:style-name="T11">Tudom, hogy szereted Tímeát, én is nagyon szeretem, de te is, én is jól vagyunk, így egyikünk sem hiányozhat a munkából. Én a kórházból, te pedig az iskolából.</text:span></text:p>
      <text:p text:style-name="P24"><text:s/><text:span text:style-name="T11">Bárhogy is próbálta édesapját meggyőzni, az hajthatatlan maradt. Csak Tímea és a házi cselédek maradtak otthon, de azért Vanessza erősen Nguyet figyelmébe ajánlotta Tímeát:</text:span></text:p>
      <text:p text:style-name="P24">– <text:span text:style-name="T12">Aztán vigyázz jól a húgocskámra, ne arra jöjjek haza, hogy betegebb mint most.</text:span></text:p>
      <text:p text:style-name="P25"><text:s/>Ezt Nguyet kétségesen megígérte. Bízott a doktor szakértelmébe, aki menedéket adott nekik gyönyörű palotájában <text:span text:style-name="T15">tizenkét-tizenhárom</text:span> évvel ezelőtt, amikor Nguyet csak három éves volt. </text:p>
      <text:p text:style-name="P25"/>
      <text:h text:style-name="P48" text:outline-level="1">4. rész Nguyet családja</text:h>
      <text:p text:style-name="P26"/>
      <text:p text:style-name="P25"><text:s text:c="2"/>Nguyet családja Vietnamból menekült, a <text:span text:style-name="T33">hatalmas F</text:span>arkas <text:span text:style-name="T33">oltalmában reménykedve</text:span> Erdélybe. Régen-régen még a menekülés előtt, a családja boldogan éldegélt Vietnam egy kis falucskájába, szomszédaik, barátaik szerették, tisztelték, mivel nagyon rendesek és dolgosak voltak. Nem voltak gazdagabbak mint más ottani család, de kicsi pénzükből még így is adakoztak a rászorulóknak, akik áldották őket jöttükért.</text:p>
      <text:p text:style-name="P25"><text:s text:c="2"/>Aztán kiderült családjukról az igazság. Édesapja utolsó „korcs” leszármazottjaik voltak, az egykor tisztelt és imádott sárkányoknak. A sárkányok az emberek terjeszkedésével kihaltak, de még haláluk előtt voltak olyanok, akik emberi lányokat ajándékoztak meg szerelmükkel, így jöttek létre a sárkány-ember korcsok. </text:p>
      <text:p text:style-name="P25"><text:s text:c="2"/>A korcsok leszármazottjai egyáltalán nem bírtak őseik erejével, de azért egynéhány furcsa képességgel azért igen. Egy ilyen képesség okozta családjuk bukását.</text:p>
      <text:p text:style-name="P25"><text:s text:c="2"/>Egy napon édesapja, akit Bao-nak hívtak, kiment a földjére, és örömmel látott neki a munkájának. <text:s text:c="2"/><text:span text:style-name="T13">Kora reggel volt mire kiért, ő volt az első. Fáradt gyenge hangocska ütötte meg a fülét: segítség!, segítség!, segítség!</text:span></text:p>
      <text:p text:style-name="P25"><text:s text:c="2"/><text:span text:style-name="T14">Gyorsan odarohant ahonnan a hangot hallotta, egy törött szárnyú kismadarat talált. Megijedt. Megértette az állatok segélykérését?! A kismadarat hazavitte, és felesége gondjaira bízta, majd ismét kiment dolgozni.</text:span></text:p>
      <text:p text:style-name="P25"><text:s text:c="3"/><text:span text:style-name="T14">Mikor hazaért, szemügyre vette sérült kis vendégét, egyáltalán nem volt jobban, sőt rosszabbul. Kezeibe vette, és rohant az állatorvoshoz. Kettő is volt a falúba, de ő ahhoz rohant, akibe jobban megbízott.</text:span></text:p>
      <text:p text:style-name="P25"><text:soft-page-break/>– <text:span text:style-name="T14">Nincs esélye a gyógyulásra – mondta az orvos csüggedt hangon.</text:span></text:p>
      <text:p text:style-name="P27">Ő azonban nem fogadta el az orvos ítéletét. Kezébe melengette a kismadarat, közben mondogatta neki:</text:p>
      <text:p text:style-name="P27">– Gyógyulj meg! Gyógyulj meg!</text:p>
      <text:p text:style-name="P27">És lássatok csodát, a sérült kismadár sérülései eltűntek, és szárnyra kapott. Édesapja és az orvos nem tudott szólni sem az ámulattól. </text:p>
      <text:p text:style-name="P27"><text:s/>….</text:p>
      <text:p text:style-name="P27">Sajnos a jó barát, mihelyt elváltak egymástól egyenesen a ment a hatóságokhoz, hogy besúgja:</text:p>
      <text:p text:style-name="P27">– Különleges képessége van, képes beszélni az állatokkal, és gyógyító erővel is rendelkezik.</text:p>
      <text:p text:style-name="P27">….</text:p>
      <text:p text:style-name="P27"><text:s/>Néhány nappal később őt és egész családját letartóztatták, miközben ismerőseik között azt terjesztették, hogy amiatt történik ez mert, nemrégiben a család részt vett egy nagyobb bűntényben. </text:p>
      <text:p text:style-name="P27"><text:s/>Az igazság azonban az volt, hogy kísérletezni akartak velük. Főleg édesapja és testvérei szenvedték meg. Édesanyját csak azért tartották fogva, hogy ne járjon el a szája, ő pedig még nagyon kicsi volt, hogy kibírja a kínzásokat. </text:p>
      <text:p text:style-name="P27">Édesanyja vörösre sírta a szemeit minden nap, miközben férjéért és gyermekeiért aggódott: </text:p>
      <text:p text:style-name="P27">– Már alig éltek, mi lesz velem, ha ti meghaltok? Ó, hogy már lenne vége az egésznek!</text:p>
      <text:p text:style-name="P27">Édesapja szerető karjával ölelte magához felségét, de karjaiban már alig volt erő. Testvérei sem festettek sokkal jobban. Két bátyuskája meg nővérkéje olyan soványak voltak, és úgy össze voltak korbácsolva, hogy alig volt testükön egy ép hely.</text:p>
      <text:p text:style-name="P27"><text:s/>Akkor bejött a fő kínzójuk: </text:p>
      <text:p text:style-name="P27">– A parancsnok azt mondta, hogy <text:s/>holnaptól kezdve <text:s/><text:span text:style-name="T12">Nguyet </text:span>is részt vesz a kísérletekbe, mert erős a gyanú arra, hogy benne sokkal több van a természetfelettiből mint testvéreiben és apjában.</text:p>
      <text:p text:style-name="P27">– Kérlek ne parancsnok! – kiáltotta apa. – Hogy lehetne benne több az erő mint bennem, hiszen én sokkal közelebb állok az őssárkányokhoz, ahogy őseinket emlegetitek.</text:p>
      <text:p text:style-name="P27">– Hallgass – szólt rá a parancsnok. – Ne félj te se maradsz ki a kísérletekből, amivel hazád hasznára válhatsz, de bizonyos műszerekkel kiderítettük, hogy a lányba több a természetfeletti. Légy jó fia hazádnak, és fogad el a sorsod.</text:p>
      <text:p text:style-name="P27">….</text:p>
      <text:p text:style-name="P27"><text:s text:c="2"/>Apja, édesanyja, testvérei könyörögtek a durva lelkű katonának, de kő szívét semmivel sem tudták meghatni. <text:s/><text:span text:style-name="T12">Nguyet</text:span>et elszakították családjától, és külön folytatták rajta a kísérleteket. Még mai napig nem tudja, hogy mi volt a célja azoknak a kísérleteknek, <text:s/>amit tud az az, hogy legalább egy hónapig nem látta a családját.</text:p>
      <text:p text:style-name="P27">….</text:p>
      <text:p text:style-name="P27">Egy napon azonban tűz ütött ki a bázison. Egy serege természetfeletti jelent meg a bázison. Ők <text:soft-page-break/>okozták a tüzet is. Csak zúztak, törtek, gyújtogattak. A sereg vezetője egy hatalmas két lábon járó farkas volt. </text:p>
      <text:p text:style-name="P27">– Barátaim! – ordította a farkas. – A célunk most nem a fosztogatás, hanem testvéreink megmentése. Kövessetek! </text:p>
      <text:p text:style-name="P27">– Követtünk mester! – ordították a természetfelettiek: óriások, törpék, youkaiok, istenek, démonok, stb., stb..</text:p>
      <text:p text:style-name="P27">Aztán valahogy rájuk akadtak. Akkorára már mindannyiukban, még édesanyjába is csak hálni járt a lélek. </text:p>
      <text:p text:style-name="P27">– Vigyük testvéreinket haza! – ordította a farkas.</text:p>
      <text:p text:style-name="P27">--<text:span text:style-name="T34">Vigyük testvéreinket! – harsogták utána a nememberek.</text:span></text:p>
      <text:p text:style-name="P27">….</text:p>
      <text:p text:style-name="P27">Hogy hogy kerültek Erdélybe, még mai napig sem tudja. Talán a hatalmas farkas seregébe vannak olyanok, akiknek a helyváltoztatás nem jelent akadályt. Otthon aztán a farkas ápolta őket mindenféle különleges kenőcsökkel, gyógyszerekkel, egészen addig míg talpra álltak. </text:p>
      <text:p text:style-name="P27">– Köszönöm a segítségedet <text:s/>– mondta egy napon édesapja a nagylelkű farkasnak. Eleinte félt tőle, de a hosszú idő alatt, míg őt és családját ápolta teljesen hozzászokott. Már nem egy félelmetes ragadozott látott benne, hanem azt mint minden természetfeletti: nagylelkű urat, <text:span text:style-name="T71">barátot, ki </text:span>mindent megtenne, és mindent megtesz <text:span text:style-name="T35">népéért a természetfelettiekért. </text:span></text:p>
      <text:p text:style-name="P27">– És most mihez kezdtek? – kérdezte a farkas felvéve emberi alakját, amin édesapja nagyon elcsodálkozott.</text:p>
      <text:p text:style-name="P27">– Te ember vagy? – kérdezte akkor.</text:p>
      <text:p text:style-name="P27">– Nem – felelte a farkas. – A vérfarkasok hatalmas klánjának vezetője vagyok.</text:p>
      <text:p text:style-name="P27">– Vérfarkas? Akkor azért tudsz emberi alakot felvenni.</text:p>
      <text:p text:style-name="P27">– Nem csak azért, seregünkben mindenki képes, egy gyógyszer segítségével. Ez azért kell, hogy az emberek se lássanak semmi többet bennünk mint embert. Nos, mihez kezdesz? Visszatérsz hazádba, vagy mellettem maradsz?</text:p>
      <text:p text:style-name="P28">A válasz egyértelmű volt. Így lettek mindannyian Farkas Farkas doktor úr emberei. Főnökük hatalmas ember volt, a gazdasága szinte végtelen <text:span text:style-name="T15">és kifogyhatatlan. Bármilyen természetfelettit vagy részben természetfelettit <text:s/>birtokaira fogadott. Csupán két kikötése volt: </text:span><text:bookmark text:name="__DdeLink__1103_872792450"/><text:span text:style-name="T15"><text:s/>senki se ölhet embert, csak akkor, ha az az ember veszélyt jelent társadalmukra. A másik pedig, ismerni kell a magyar és a román nyelvet. <text:s/>Erdélyben, mint Románia részében hivatalos a román nyelv, Farkas Farkas pedig magyarnak tartotta magát, emiatt várta el mindkét nyelv társalgás szintű ismeretét.</text:span></text:p>
      <text:p text:style-name="P28">….</text:p>
      <text:p text:style-name="P28"><text:s/><text:span text:style-name="T15">Édesanyja sajnos nem tudott megbarátkozni azzal, hogy természetfelettiekkel lakik egy házba, és azt sem. Nagyon szerette családját, de a sok ijesztő szörnyet nem sikerült megszoknia, így választás elé állította édesapját:</text:span></text:p>
      <text:p text:style-name="P28"><text:soft-page-break/>– <text:span text:style-name="T15">Vagy velem tartasz, vagy örökre elveszítesz.</text:span></text:p>
      <text:p text:style-name="P29">Az apja <text:span text:style-name="T36">az utóbbit választotta. Igaz fájó szívvel. Jól tudta, hogy fiai és kislánya Farkas kastélyában vannak igazán biztonságban.</text:span></text:p>
      <text:p text:style-name="P28">….</text:p>
      <text:p text:style-name="P29">Édesapja Farkas doktor úr mellé került, mostanra ő is a kórház egyik kitűnő orvosa. Természetesen gyógyító képességét csakis természetfelettieken használja. Két bátyja sofőr lett, nővére és ő pedig a doktor úr két lánya mellé került szobalánynak.</text:p>
      <text:p text:style-name="P28"><text:span text:style-name="T12">Nguyet és Tímea szinte együtt nőttek fel, együtt kezdték meg az iskolát is. </text:span><text:s/><text:span text:style-name="T15">Sajnos Nguyet nem kívánt elméleti líceumba kerülni, ő egyszerű szaksuliba ment, Tímea pedig a Brassai Sámuel Elméleti Líceumba. </text:span></text:p>
      <text:p text:style-name="P29">Nguyet tudja, hogy mivel tartozik Farkas úrnak és családjának. Tímeát mindenkinél jobban szeretni, még akkor is, ha tudja róla, hogy egyszerű ember, és egyszer talán elhagyja őket.</text:p>
      <text:p text:style-name="P29"/>
      <text:p text:style-name="P29"/>
      <text:h text:style-name="P49" text:outline-level="1">V. rész Az új fiú</text:h>
      <text:p text:style-name="P31"/>
      <text:p text:style-name="P30"><text:s/>Tímeának már volt ideje hozzászokni ahhoz, hogy apja egyre másra újabb és újabb embereket hoz a házhoz. Szinte egy nap sem telt el úgy, hogy ne jött volna valaki új..</text:p>
      <text:p text:style-name="P30"><text:s text:c="2"/>Jól tudta, hogy apja nagyon gazdag, de néha bosszantotta, hogy annyi embert alkalmaz. Jelenleg úgy kb. ötezren dolgoztak ap<text:span text:style-name="T72">ának</text:span>, akikből kb. 500 éltek velük együtt a kastélyba, a többiek is édesapja ingatlanjaiban élnek világszerte. <text:span text:style-name="T72">(Tímeának fogalma se volt arról, hogy édesapjának a valódi csapata három millió nemember).</text:span></text:p>
      <text:p text:style-name="P30"><text:s text:c="2"/>Az új fiún megakadt a szeme. Andrew magas volt, szőke, kék szemű és 20-21 éves. Izmos, jó kinézésű alak, mindenféle testi hiba nélkül.</text:p>
      <text:p text:style-name="P30"><text:s/>Tímea igyekezett úgy tenni mintha nem venné észre az új srácot, de végül nem bírta ki:</text:p>
      <text:p text:style-name="P30">– Te Andrew vagy, igaz? Ma érkeztél hozzánk Nguyet mondta.</text:p>
      <text:p text:style-name="P30">A fiatalember melegen a szemeiben nézett, és egy kicsit meghajolt:</text:p>
      <text:p text:style-name="P30">– Igen – felelte udvariasan. – Nevem Andrew, most érkeztem az USA-ból.</text:p>
      <text:p text:style-name="P30">– Milyen beosztásban dolgozol? – kérdezte Tímea.</text:p>
      <text:p text:style-name="P30">– Az USA-ban a doktor úr üzletében dolgoztam mint eladó. A doktor úr elhívott Erdélyben, mivel már megtanultam a magyar nyelvet. Ezután itt fogok lakni, és pereceket fogok árulni Tordán az édesapja üzletében.</text:p>
      <text:p text:style-name="P30">….</text:p>
      <text:p text:style-name="P30"><text:s text:c="2"/>A fiú tetszett neki. Csabi csak egyszerű kölyök volt mellette. Azért mégis elcsodálkozott. Honnan <text:soft-page-break/>van az édesapjának ennyi pénze, ennyi üzlete szerte a nagyvilágban. <text:s/>A Föld összes országában van legalább egy kisebb-nagyobb vállalkozása, ingatlanjainak száma pedig megszámlálhatatlan. Tímea csak azt nem tudja, hogy ilyen gazdaság mellett miért jár be a kórházába dolgozni.</text:p>
      <text:p text:style-name="P30"><text:s/>Azok a szemek. Mintha elveszett volna Andrew tekintetének tengerében. Annyira mély, tiszta volt, mit fiúk szemében ritkán látott. Érezte ahogy felforrósodik a teste. De nem adta meg magát, elköszönt a sráctól, és visszatért lakosztályába.</text:p>
      <text:p text:style-name="P30"><text:s/>Akkorára Nguyet már tűvé tette érte az egész kastélyt:</text:p>
      <text:p text:style-name="P30">– Hol járt a kisasszony? – kérdezte szigorúan. – A doktor úr megmondta világosan, hogy pihennie kell, és ne mászkáljon össze-vissza.</text:p>
      <text:p text:style-name="P30">– Csak kimentem sétálni egyet – mondta gyenge hangon. – Találkoztam az új fiúval Andrewwel.</text:p>
      <text:p text:style-name="P30">– A perecárussal? – kérdezte Nguyet könnyedén. – Úgy hallottam, hogy egy ideig velünk fog élni, egészen addig míg a doktor úr berendez neki egy kis lakást a Tasnad utcában a Monostoron.</text:p>
      <text:p text:style-name="P30">– Miért nem marad velünk? – kérdezte Tímea.</text:p>
      <text:p text:style-name="P30">– Ugyan már kisasszony – intette le szobacicusa. – Andrewre semmi szükség nincs a ház körül, ő csak perecet árul. A kastélyban csak azok élnek, akikre szükségünk van a mindennapi élethez. Ettől függetlenül gyakran megfog fordulni nálunk, ha már ideköltözött. Egyébként miért érdekli a kisasszonyt az a pereces, belezúgott?</text:p>
      <text:p text:style-name="P30">– Nem dehogy – mondta Tímea, elfordulva a fal felé, hogy elrejtse zavarát mindent látó szobacicusa előtt. <text:span text:style-name="T37">Azért elgondolkozott azon, hogy 500 alkalmazott él csak ebben a kastélyban, igaz, hatalmas a kastély, de 500 alkalmazottra azért még sincs szükség. </text:span></text:p>
      <text:p text:style-name="P30">– Nagyon helyes kisasszony – mondta Nguyet. – Egy ilyen gazdag és szép kisasszonyhoz egy hasonlóan szép és gazdag úriember illik, nem pedig egy szegény, középszerű pereces.</text:p>
      <text:p text:style-name="P30">– Most már hagyj aludnom – mordult rá Tímea.</text:p>
      <text:p text:style-name="P30"><text:s/>Soha nem szerette, mikor Nguyet beleköt azokba a srácokba akik tetszettek neki. Valamiért Nguyet úgy gondolta, hogy a jó képű, gazdag, <text:s/>kedves úriemberek csak úgy rohangálnak össze-vissza a világban, és hogy neki pont egy ilyenhez kell hozzámenjen. </text:p>
      <text:p text:style-name="P30">– Szép álmokat kisasszony – mondta Nguyet, és csendbe becsukta az ajtót.</text:p>
      <text:p text:style-name="P30"><text:s/><text:span text:style-name="T16">Miután elhagyta a szobát, így gondolkozott:</text:span></text:p>
      <text:p text:style-name="P30">– <text:span text:style-name="T16">Azért sem hagyom, hogy a drága úrnőm összejöjjön egy egyszerű pereces félvér youkaival. Az úrnőm a legjobbat érdemli, nem csak azért, mert ő a doktor úr lánya, hanem azért, mert ő a legaranyosabb, legszebb, legkedvesebb úrnő, akit csak eltudok magamnak képzelni.</text:span></text:p>
      <text:p text:style-name="P30"><text:s/><text:span text:style-name="T16">Toppantott a lábával. Abban a percben megjelent előtte egy apró termetű lény, akinek lidércek, manók is voltak felmenői között.</text:span></text:p>
      <text:p text:style-name="P30">– <text:span text:style-name="T16">Graknet – szólt rá a lényecskére. – Andrew lakását a Tasnad utcába parancsolta a doktor úr berendezni?</text:span></text:p>
      <text:p text:style-name="P30">– <text:span text:style-name="T16">Igen – felelte a Graknet. – Tasnad 26/22-ben.</text:span></text:p>
      <text:p text:style-name="P30"><text:soft-page-break/>– <text:span text:style-name="T16">Graknet – mondta Nguyet. – Andrew lakását ne a Tasnad utcába rendezzétek be, hanem ha lehet a város másik végében. Mondjuk a Buna Ziua negyedben.</text:span></text:p>
      <text:p text:style-name="P30">– <text:span text:style-name="T16">A doktor úr azt mondta, hogy a Tasnad utcába rendezzük be, nem lesz ebből baj? – kérdezte Graknet óvatosan.</text:span></text:p>
      <text:p text:style-name="P30">– <text:span text:style-name="T16">Magamra vállalom a felelősséget – mondta Nguyet. – Még egy kérésem lenne, mikor Andrew belép a kastélyba, azt velem rögtön tudassátok.</text:span></text:p>
      <text:p text:style-name="P30">– <text:span text:style-name="T16">Ahogy kívánod Nguyet – mondta Graknet. – De a doktor úrnak te fogod megmagyarázni, hogy miért nem jártunk el parancsai szerint.</text:span></text:p>
      <text:p text:style-name="P30">….</text:p>
      <text:p text:style-name="P30">– <text:span text:style-name="T16">Tímea még beleszerelmesedik abba a perecesbe, nem hagyhatom, hogy ismerje az utcát amiben élni fog.</text:span></text:p>
      <text:p text:style-name="P30">– <text:span text:style-name="T16">De lányom – mondta Farkas mosolyogva megsimogatva a hűséges szobalányka fejét. – Előbb-utóbb Tímeának is férjhez kell mennie, örökre nem akadályozhatod meg, hogy szerelmes legyen.</text:span></text:p>
      <text:p text:style-name="P30">– <text:span text:style-name="T16">Nem bánom, ha szerelmes lesz, de ne egy perecesbe – mondta <text:s/>Nguyet. – Andrew nem is olyan jóképű.</text:span></text:p>
      <text:p text:style-name="P30">– <text:span text:style-name="T16">Hát azért nem néz ki rosszul – jegyezte meg Farkas ironikus hangon.</text:span></text:p>
      <text:p text:style-name="P30">– <text:span text:style-name="T16">Az igaz – mondta Nguyet. – De ez benne van génjeiben. Hiszen maga Apollón az egyik ősapja, nimfa, lidérc, tündér, youkai felmenőkkel is rendelkezik, ezek mind-mind gyönyörű nememberek.</text:span></text:p>
      <text:p text:style-name="P30">– <text:span text:style-name="T16">Akkor meg mi a bajod vele? – kérdezte Farkas. – Híres nemzetség az övé, nem az ő hibája, hogy csak pereces árusig vitte. A természetfelettiek nem válogathatnak, ha életbe kívánnak maradni.</text:span></text:p>
      <text:p text:style-name="P30">– <text:span text:style-name="T16">Úrnőm jobbat érdemel – mondta Nguyet határozottan.</text:span></text:p>
      <text:p text:style-name="P30">– <text:span text:style-name="T16">Ugye hallottál róla, hogy egy ideje szerelmes az egyik osztálytársába Csabiba? – kérdezte Farkas úr vigyorogva.</text:span></text:p>
      <text:p text:style-name="P30">– <text:span text:style-name="T17">Csabi ügyében már intézkedtem – felelte Nguyet. – Egy pofátlan ember srác, aki csak kihasználja az én aranyos úrnőmet. De nem baj, Tímea majd elfelejti. Már össze is jött Tímea „legjobbik barátnőjével”.</text:span></text:p>
      <text:p text:style-name="P30">– <text:span text:style-name="T17">Ugye abba nincs benne a kezed? – kérdezte Farkas úr felpattanva a székről.</text:span></text:p>
      <text:p text:style-name="P30">– <text:span text:style-name="T17">De – felelte Nguyet büszkeséggel a hangjában. – Lefizettem azt a mindenre kapható lányt, aki emiatt egy évig randizni fog Csabival. Ha ez nem jön össze, még <text:s/>vannak tervek a tarsolyomban.</text:span></text:p>
      <text:p text:style-name="P30">– <text:span text:style-name="T17">Nem folyhatsz bele a lányom szerelmi életébe! – kiáltotta Farkas úr. – Még mindig megtudta lepni ez a lány, pedig már többször bizonyította, hogy úrnőjéért mindenre képes.</text:span></text:p>
      <text:p text:style-name="P30">– <text:span text:style-name="T17">Csabi nem neki való, ahogy az a „barátnő” sem – felelte Nguyet halkan. – Ha a doktor úr elakar kergetni, mivel törődök a kisasszonnyal, akkor tegye, de én továbbra is vigyázni fogok a kisasszony minden lépésére.</text:span></text:p>
      <text:p text:style-name="P30">….</text:p>
      <text:p text:style-name="P32">Természetesen az elkergetésből nem lett semmi. Farkas soha nem kergetne el a házától egy olyan <text:soft-page-break/>szolgát, aki hűséges, ügyes, talpraesett, kinek mindenek előtt fontos az úrnője <text:span text:style-name="T38">szerencséje.</text:span></text:p>
      <text:p text:style-name="P32">….</text:p>
      <text:p text:style-name="P32">Nguyet tervei sikerültek. Andrew Tordán kapott lakást, aminek az örült is, mivel Taxival bejárni Tordára minden nap elég nehéz. Mikor megtudta, hogy ezt neki Nguyet intézte el, beleszeretett a lányba, aki azonban hallani sem akart róla. </text:p>
      <text:p text:style-name="P32">– Engem nem érdekel a romantika, se a szerelem. Engem csak úrnőm érdekel.</text:p>
      <text:p text:style-name="P32">Persze ettől Andrew nem adta fel a harcot, hogy megszerezze a harcias szobacicus szerelmét.</text:p>
      <text:p text:style-name="P32"/>
      <text:p text:style-name="P32"/>
      <text:p text:style-name="P32"/>
      <text:h text:style-name="P50" text:outline-level="1">6.rész <text:span text:style-name="T73">Apa elutazik?</text:span></text:h>
      <text:p text:style-name="P34"/>
      <text:p text:style-name="P33"><text:s text:c="2"/>Tímea gyógyulása után ismét belevetette magát a tanulásba. Sajnos az angol annyira nem megy neki. Bár hajtotta a vágy, hogy átmenjen angolból a beígért balatoni nyaraló miatt, de ebből bukás lesz. Ezt előre látja.</text:p>
      <text:p text:style-name="P33"><text:s text:c="2"/>Csabival sincs könnyebb dolga, Az a ribi Ildikó „kedves barátnője” minden szüneten Csabival csókolózik. Így tanulni nem is olyan könnyű. Minden percbe mikor tanulni szeretett volna, bevillant eszébe az a kép, ahol Ildikó és Csabi csókolózik szerelmesen. </text:p>
      <text:p text:style-name="P33"/>
      <text:p text:style-name="P33">– <text:span text:style-name="T39">Hogy csapna belé a villám – gondolta ilyen alkalmakkor Tímea.</text:span></text:p>
      <text:p text:style-name="P35"><text:s/>Mostanában Csabi se jön vele haza. Mindig Ildikóval megy haza. Az Ildikó otthonába. <text:span text:style-name="T40">El se merte gondolni azt, hogy miket művel az a kettő ott egyedül.</text:span></text:p>
      <text:p text:style-name="P35">– <text:span text:style-name="T40">Soha többé nem leszek szerelmes – mondta egyszer könnyezve a párnájának.</text:span></text:p>
      <text:p text:style-name="P35"/>
      <text:p text:style-name="P35">….</text:p>
      <text:p text:style-name="P37"><text:s/>Már azt gondolta, hogy már nem lehet rosszabb a hangulata, mikor édesapja bejelentette, hogy két hétre elutazik egy konferenciára. Mindig is utálta mikor apja nincs a háznál, jelenléte nyugalommal töltötte el a ház alkalmazottait, de őt is. </text:p>
      <text:p text:style-name="P37">– Távollétemben Vanessza a családfő – mondta édesapja az összehívottaknak. – Ha valami fontos dolog lenne, amiről nekem is tudnom kéne, Vanesszának nyugodtan elmondhatjátok, ő majd továbbítja felém a problémát.</text:p>
      <text:p text:style-name="P37">Ahogy Tímea megszokta, édesapja döntését mindenki elfogadta, de azért volt vagy 20 ember, aki hangos „hurrá!”-val fogadta a döntést, még kezet is ráztak Vanesszával, és gratuláltak neki. </text:p>
      <text:p text:style-name="P37"/>
      <text:p text:style-name="P37"><text:soft-page-break/>– Tími – szólt hozzá is apja, ha semmiből se maradsz bukásra, akkor meglesz a nyaralód a Balaton partján, ahová már nyaralni is elmehetnél ezen a nyáron.</text:p>
      <text:p text:style-name="P37">…..</text:p>
      <text:p text:style-name="P37"><text:s/>Hová ment valójában a hatalmas farkas, és kik voltak azok, akik örömmel fogadták döntését Vanesszával kapcsolatban. Nos, kik Vanesszának gratuláltak, azok a háznál szolgáló vámpírok voltak, Farkas úr pedig seregével arra készül, hogy titokba beveszik a CIA börtönét, hogy kiszabadítsák rabságából az utolsó egyszarvút, <text:span text:style-name="T74">kit két nappal ezelőtt ejtettek foglyul a CIA emberei.</text:span></text:p>
      <text:p text:style-name="P37"><text:s text:c="2"/><text:span text:style-name="T74">Nehéz akciónak ígérkezett. A CIA-nál tudtak a legtöbbet a nememberek harcmodoráról, és megfelelő felszereléssel is rendelkeztek ahhoz, hogy egy esetleges nemember támadást megakadályozhatnak. Farkas úr serege az egyik legbátrabb, leghősiesebb sereg a világon, de egy ilyen támadást több napos tervezgetés szokta náluk is megelőzni. <text:s/></text:span></text:p>
      <text:p text:style-name="P37"><text:s text:c="3"/><text:span text:style-name="T74">Háromszáz vérfarkast, ötszáz lidércet, ötven helyváltoztatót, húsz elektromos koboldot visz el erre az akcióra. Az összes harcoson páncél, mi képes ellenállni az ezüstgolyó hatalmas erejének is.</text:span></text:p>
      <text:p text:style-name="P37">…..</text:p>
      <text:p text:style-name="P38">Estére tervezték a támadást. A támadás menete egyszerűen: a helyzetváltoztatók beviszik a csapatot a CIA bázisára, az elektromos koboldok kiütnek minden kamerát, ők ott bent amilyen csendben csak lehet átkutatják a bázist, ha megtalálják Egyszarvút, akkor kiszabadítják, a helyzetváltoztatók pedig mindenkit elszállítanak az Északi Sarkra. Ott már biztonságba lesznek, szükség esetén Kraken és Leviatán is besegít, kiket Farkas arra a vidékre rendelt csapataikkal, hogy szükség esetén támogatást adhassanak.</text:p>
      <text:p text:style-name="P38">Ha mégse lesz ott Egyszarvú (ami kizárt, mivel több nyomot is találtak arra, hogy bázison tartják elfogva, akkor amilyen csendben csak lehet kilopóznak. <text:s/>Ha véletlenül a bázis katonái felfedezik őket, akkor mielőtt távoznának a bázisról annyi embert küldenek a másvilágra, amennyit csak lehet, majd hazajönnek (ha lehet, akkor Egyszarvúval). </text:p>
      <text:p text:style-name="P38">…</text:p>
      <text:p text:style-name="P38">Az akció elkezdődött. Mindenki nemember formáját vette fel, így sokkal nehezebben beazonosíthatóak, sokukon azonban még így is álarc volt. <text:s/>De már várták őket a bázis katonái. Sortüzet eresztettek a csapatra, Békés kivonulásról szó se lehetett.</text:p>
      <text:p text:style-name="P38">– Pusztítsd el ellenséged te emberek fölött álló faj – kiáltotta üvöltötte angolul Farkas. – Ők se kímélnek minket, rabul ejtik társainkat, mehet a mészárlás.</text:p>
      <text:p text:style-name="P38">És elkezdődött a csata. Csak az helyzetváltók nem vettek részt a harcban, ők elmentek erősítés után is, és magukkal hoztak háromszáz istent, kétszáz démont, ötven vámpírt, húsz youkait, <text:span text:style-name="T75">fegyvereik, felszerelésük bár a CIA katonáié alatt állt, de hősiességükkel, kitartásukkal, természetfeletti képességeikkel ők maradtak a győztesek. </text:span></text:p>
      <text:p text:style-name="P39">Drága győzelem volt, egy drága társukat vesztettek el a harcban, a mindig vidám Kont, a prérikutya youkait, <text:span text:style-name="T76">de amiért jöttek azt teljesítették. Egyszarvút elvihették a bázisról, sajnos már halott volt mikor megtalálták. Az emberek nagyon kegyetlenek tudnak lenni kísérletezés közben. A nememberek mégis győzelemként értékelték a mai akciót: jobb meghalni háborúban, mint hagyni, hogy az emberek kísérleteket végezzenek egy halott társuk tetemével. Szomorúak voltak Kaon és az </text:span><text:soft-page-break/><text:span text:style-name="T76">Egyszarvú miatt, de örültek, hogy társaikat olyan Földbe temethetik, ahol emberek már nem háborgathatták őket. </text:span></text:p>
      <text:p text:style-name="P40">Sejtették, hogy a társuk már halott lesz mire megtalálják, sejtették, hogy valaki áldozatul esik közülük a barbárok fegyvereinek, de mégis ünnepeltek, szomorú, gyászos ünnepet.</text:p>
      <text:p text:style-name="P40">Két társuk örök nyughelyre talált az Északi Sark alatt, annyira mélyen, hogy ember soha nem háborgathatja nyugalmát békésen nyugvó társaiknak míg világ a világ.</text:p>
      <text:p text:style-name="P40">Kaon legjobb barátja, Buci, <text:s/>a kis zöld zombi, könnyes szemmel búcsúzott barátjától, Farkas úrnak, aki átölelte néhány bátorító szó kíséretében, csak ennyit mondott:</text:p>
      <text:p text:style-name="P40">– Szép halála, szép temetése volt, úgy halt meg, ahogy élt, szabadon, a társainak védelmében. Remélem, ha egy napon meghalok, elpusztítanak a barbár halandók, nekem is ilyen szép halálom lesz.</text:p>
      <text:p text:style-name="P40">….</text:p>
      <text:p text:style-name="P40">Farkas Farkas ismét megesküdött az összegyűltek előtt, hogy élete utolsó leheletéig, vére utolsó cseppjéig harcolni fog azért, hogy a nememberek békében élhessenek az emberek mellett, vagy egy új világban. </text:p>
      <text:p text:style-name="P40">Az új világ… Igen. Mennyi ideje keresi, kutatja a büszke farkas. Vagyonának nagy részét arra áldozza, hogy olyan bolygót találjon seregének, ami alkalmas az életre, hasonlóan mint a Föld, ahová seregeivel majd elvonulhat, és boldogan élhet. Több bolygót is felfedeztek már, melyek alkalmasak az emberi életre, már csak egy gép kell, ami alkalmas arra, hogy hárommillió lényt elszállítson egy kedves kis bolygóra, ahol nincsenek gonosz, barbár emberek. </text:p>
      <text:p text:style-name="P41">Mennyire fenséges gondolkodásmódja volt ennek a farkasnak, ki elveit eltudta ültetni az összes nemember szívében, egy zászló alá siker<text:span text:style-name="T77">ü</text:span>lt gyűjtenie <text:span text:style-name="T77">a korábban egymással is harcba állókat, kiknek egy parancsot adott: csak akkor ölhetsz embert, ha azt saját védelmedben teszed, béke időben mindig viselkedj emberként, és mindig állj készen harcba szállni testvéreink megsegítéséért. </text:span></text:p>
      <text:p text:style-name="P43">Farkas Farkas végtelen szeretettel szerette lányát Tímeát, de a nememberek népét, <text:span text:style-name="T78">kik alatta forrottak szerves társadalommá</text:span> létre imádta. Gyűlölte az embereket, de szerette lányát. Ezen az ellentétes érzésen már régóta gondolkozik. Miért nem tudja gyűlölni lányát, hiszen az is ember, talán egyszer valamikor a jövőben ellenségük is lehet. Erre a Farkas soha nem gondolt. Egyenlőre mindent megtett azért, hogy lányát távoltartása háborújától, még Vanesszát se avatta be abban, hogy hová is megy olykor-olykor több napra is, mikor élethalál harcot vív népe életbemaradásáért.</text:p>
      <text:p text:style-name="P41"><text:span text:style-name="T77"><text:s text:c="2"/></text:span><text:s/></text:p>
      <text:p text:style-name="P33"><text:s text:c="2"/></text:p>
      <text:p text:style-name="P33"/>
      <text:p text:style-name="P32"/>
      <text:p text:style-name="P30"/>
      <text:p text:style-name="P22"><text:s/></text:p>
      <text:p text:style-name="P16"/>
      <text:p text:style-name="P42"><text:soft-page-break/></text:p>
      <text:p text:style-name="P12"/>
      <text:p text:style-name="P12"/>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5T21:56:48.548732031</meta:creation-date>
    <dc:date>2016-07-28T12:36:30.486134327</dc:date>
    <meta:editing-duration>PT5H4M50S</meta:editing-duration>
    <meta:editing-cycles>104</meta:editing-cycles>
    <meta:generator>LibreOffice/5.1.4.2$Linux_X86_64 LibreOffice_project/10m0$Build-2</meta:generator>
    <meta:document-statistic meta:table-count="0" meta:image-count="0" meta:object-count="0" meta:page-count="25" meta:paragraph-count="416" meta:word-count="8559" meta:character-count="57881" meta:non-whitespace-character-count="49028"/>
  </office:meta>
</office:document-meta>
</file>